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3535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9311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3.8354in"/>
    </style:style>
    <style:style style:name="co17" style:family="table-column">
      <style:table-column-properties fo:break-before="auto" style:column-width="1.2465in"/>
    </style:style>
    <style:style style:name="co18" style:family="table-column">
      <style:table-column-properties fo:break-before="auto" style:column-width="1.1984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0953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0.8626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3965in"/>
    </style:style>
    <style:style style:name="co28" style:family="table-column">
      <style:table-column-properties fo:break-before="auto" style:column-width="1.1382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2.5953in"/>
    </style:style>
    <style:style style:name="co32" style:family="table-column">
      <style:table-column-properties fo:break-before="auto" style:column-width="5.0854in"/>
    </style:style>
    <style:style style:name="co33" style:family="table-column">
      <style:table-column-properties fo:break-before="auto" style:column-width="0.9016in"/>
    </style:style>
    <style:style style:name="co34" style:family="table-column">
      <style:table-column-properties fo:break-before="auto" style:column-width="3.0591in"/>
    </style:style>
    <style:style style:name="co35" style:family="table-column">
      <style:table-column-properties fo:break-before="auto" style:column-width="0.7311in"/>
    </style:style>
    <style:style style:name="co36" style:family="table-column">
      <style:table-column-properties fo:break-before="auto" style:column-width="1.0366in"/>
    </style:style>
    <style:style style:name="co37" style:family="table-column">
      <style:table-column-properties fo:break-before="auto" style:column-width="0.7654in"/>
    </style:style>
    <style:style style:name="co38" style:family="table-column">
      <style:table-column-properties fo:break-before="auto" style:column-width="0.7417in"/>
    </style:style>
    <style:style style:name="co39" style:family="table-column">
      <style:table-column-properties fo:break-before="auto" style:column-width="0.5701in"/>
    </style:style>
    <style:style style:name="co40" style:family="table-column">
      <style:table-column-properties fo:break-before="auto" style:column-width="1.3799in"/>
    </style:style>
    <style:style style:name="co41" style:family="table-column">
      <style:table-column-properties fo:break-before="auto" style:column-width="4.3543in"/>
    </style:style>
    <style:style style:name="co42" style:family="table-column">
      <style:table-column-properties fo:break-before="auto" style:column-width="0.7in"/>
    </style:style>
    <style:style style:name="co43" style:family="table-column">
      <style:table-column-properties fo:break-before="auto" style:column-width="0.8453in"/>
    </style:style>
    <style:style style:name="co44" style:family="table-column">
      <style:table-column-properties fo:break-before="auto" style:column-width="0.9228in"/>
    </style:style>
    <style:style style:name="co45" style:family="table-column">
      <style:table-column-properties fo:break-before="auto" style:column-width="1.4138in"/>
    </style:style>
    <style:style style:name="co46" style:family="table-column">
      <style:table-column-properties fo:break-before="auto" style:column-width="3.9126in"/>
    </style:style>
    <style:style style:name="co47" style:family="table-column">
      <style:table-column-properties fo:break-before="auto" style:column-width="0.9484in"/>
    </style:style>
    <style:style style:name="co48" style:family="table-column">
      <style:table-column-properties fo:break-before="auto" style:column-width="1.0346in"/>
    </style:style>
    <style:style style:name="co49" style:family="table-column">
      <style:table-column-properties fo:break-before="auto" style:column-width="3.8362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1.3209in" fo:break-before="auto" style:use-optimal-row-height="true"/>
    </style:style>
    <style:style style:name="ro4" style:family="table-row">
      <style:table-row-properties style:row-height="0.5917in" fo:break-before="auto" style:use-optimal-row-height="true"/>
    </style:style>
    <style:style style:name="ro5" style:family="table-row">
      <style:table-row-properties style:row-height="0.4098in" fo:break-before="auto" style:use-optimal-row-height="true"/>
    </style:style>
    <style:style style:name="ro6" style:family="table-row">
      <style:table-row-properties style:row-height="0.7744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7" style:family="table-cell" style:parent-style-name="Excel_20_Built-in_20_Normal">
      <style:table-cell-properties fo:border-bottom="0.0008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8" style:family="table-cell" style:parent-style-name="Excel_20_Built-in_20_Normal">
      <style:table-cell-properties fo:border-bottom="0.0008in solid #000000" fo:border-left="none" fo:border-right="0.0008in solid #000000" fo:border-top="0.0008in solid #000000"/>
    </style:style>
    <style:style style:name="ce9" style:family="table-cell" style:parent-style-name="Excel_20_Built-in_20_Normal">
      <style:table-cell-properties fo:border-bottom="none" fo:border-left="none" fo:border-right="0.0008in solid #000000" fo:border-top="none"/>
    </style:style>
    <style:style style:name="ce10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1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12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13" style:family="table-cell" style:parent-style-name="Excel_20_Built-in_20_Normal">
      <style:table-cell-properties fo:border-bottom="none" fo:border-left="none" fo:border-right="none" fo:border-top="0.0102in solid #000000"/>
    </style:style>
    <style:style style:name="ce14" style:family="table-cell" style:parent-style-name="Excel_20_Built-in_20_Normal">
      <style:table-cell-properties fo:border-bottom="0.0102in solid #000000" fo:border-left="none" fo:border-right="none" fo:border-top="none"/>
    </style:style>
    <style:style style:name="ce15" style:family="table-cell" style:parent-style-name="Excel_20_Built-in_20_Normal">
      <style:table-cell-properties fo:border-bottom="none" fo:border-left="0.0102in solid #000000" fo:border-right="none" fo:border-top="none"/>
    </style:style>
    <style:style style:name="ce16" style:family="table-cell" style:parent-style-name="Excel_20_Built-in_20_Normal">
      <style:table-cell-properties fo:border-bottom="0.0102in solid #000000" fo:border-left="0.0102in solid #000000" fo:border-right="none" fo:border-top="none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Excel_20_Built-in_20_Normal">
      <style:table-cell-properties fo:border-bottom="none" style:text-align-source="fix" style:repeat-content="false" fo:border-left="none" fo:border-right="none" fo:border-top="0.0102in solid #000000"/>
      <style:paragraph-properties fo:text-align="center" fo:margin-left="0in"/>
    </style:style>
    <style:style style:name="ce19" style:family="table-cell" style:parent-style-name="Excel_20_Built-in_20_Normal">
      <style:table-cell-properties fo:border-bottom="0.0102in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21" style:family="table-cell" style:parent-style-name="Excel_20_Built-in_20_Normal" style:data-style-name="N84">
      <style:table-cell-properties fo:border-bottom="0.0102in solid #000000" fo:border-left="none" fo:border-right="0.0102in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Excel_20_Built-in_20_Normal">
      <style:table-cell-properties fo:border-bottom="none" fo:border-left="none" fo:border-right="0.0102in solid #000000" fo:border-top="none"/>
    </style:style>
    <style:style style:name="ce25" style:family="table-cell" style:parent-style-name="Excel_20_Built-in_20_Normal">
      <style:table-cell-properties fo:border-bottom="0.0008in solid #000000" fo:border-left="none" fo:border-right="0.0102in solid #000000" fo:border-top="none"/>
    </style:style>
    <style:style style:name="ce26" style:family="table-cell" style:parent-style-name="Excel_20_Built-in_20_Normal">
      <style:table-cell-properties fo:border-bottom="0.0008in solid #000000" fo:border-left="none" fo:border-right="none" fo:border-top="none"/>
    </style:style>
    <style:style style:name="ce27" style:family="table-cell" style:parent-style-name="Excel_20_Built-in_20_Normal">
      <style:table-cell-properties fo:border-bottom="0.0102in solid #000000" fo:border-left="none" fo:border-right="0.0102in solid #000000" fo:border-top="none"/>
    </style:style>
    <style:style style:name="ce28" style:family="table-cell" style:parent-style-name="Excel_20_Built-in_20_Normal">
      <style:table-cell-properties fo:border-bottom="none" fo:border-left="none" fo:border-right="0.0102in solid #000000" fo:border-top="0.0102in solid #000000"/>
    </style:style>
    <style:style style:name="ce29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7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ce17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7" table:default-cell-style-name="Excel_20_Built-in_20_Normal"/>
        <table:table-column table:style-name="co30" table:default-cell-style-name="Default"/>
        <table:table-row table:style-name="ro1">
          <table:table-cell table:style-name="ce1" office:value-type="string">
            <text:p>Reference Parameters</text:p>
          </table:table-cell>
          <table:table-cell table:style-name="ce8"/>
          <table:table-cell table:number-columns-repeated="8"/>
          <table:table-cell table:style-name="ce22"/>
          <table:table-cell table:style-name="Default"/>
          <table:table-cell table:number-columns-repeated="246"/>
        </table:table-row>
        <table:table-row table:style-name="ro2">
          <table:table-cell table:style-name="ce2" office:value-type="string">
            <text:p>email host</text:p>
          </table:table-cell>
          <table:table-cell table:style-name="ce9" office:value-type="string">
            <text:p>swiftconstructioncompany.net</text:p>
          </table:table-cell>
          <table:table-cell table:number-columns-repeated="8"/>
          <table:table-cell table:style-name="ce22"/>
          <table:table-cell table:style-name="Default"/>
          <table:table-cell table:number-columns-repeated="246"/>
        </table:table-row>
        <table:table-row table:style-name="ro1">
          <table:table-cell table:style-name="ce2"/>
          <table:table-cell table:style-name="ce9"/>
          <table:table-cell table:number-columns-repeated="8"/>
          <table:table-cell table:style-name="ce22"/>
          <table:table-cell table:style-name="Default"/>
          <table:table-cell table:number-columns-repeated="246"/>
        </table:table-row>
        <table:table-row table:style-name="ro1">
          <table:table-cell table:style-name="ce3"/>
          <table:table-cell table:style-name="ce10"/>
          <table:table-cell table:number-columns-repeated="8"/>
          <table:table-cell table:style-name="ce22"/>
          <table:table-cell table:style-name="Default"/>
          <table:table-cell table:number-columns-repeated="246"/>
        </table:table-row>
        <table:table-row table:style-name="ro1">
          <table:table-cell table:number-columns-repeated="258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Status</text:p>
          </table:table-cell>
          <table:table-cell table:style-name="ce13" office:value-type="string">
            <text:p>PERSONAL</text:p>
          </table:table-cell>
          <table:table-cell table:style-name="ce13"/>
          <table:table-cell table:style-name="ce18"/>
          <table:table-cell table:style-name="ce13"/>
          <table:table-cell table:style-name="ce13" office:value-type="string">
            <text:p>AUTHENTICATION</text:p>
          </table:table-cell>
          <table:table-cell table:style-name="ce13" table:number-columns-repeated="3"/>
          <table:table-cell table:style-name="ce18"/>
          <table:table-cell table:style-name="ce13"/>
          <table:table-cell table:style-name="ce13" office:value-type="string">
            <text:p>EMPLOYER</text:p>
          </table:table-cell>
          <table:table-cell table:style-name="ce13" table:number-columns-repeated="13"/>
          <table:table-cell table:style-name="ce13" office:value-type="string">
            <text:p>RESIDENCE</text:p>
          </table:table-cell>
          <table:table-cell table:style-name="ce13" table:number-columns-repeated="3"/>
          <table:table-cell table:style-name="ce28"/>
          <table:table-cell table:number-columns-repeated="226"/>
          <table:table-cell table:style-name="Excel_20_Built-in_20_Normal"/>
        </table:table-row>
        <table:table-row table:style-name="ro2">
          <table:table-cell table:style-name="ce5"/>
          <table:table-cell table:style-name="ce11" office:value-type="string">
            <office:annotation draw:style-name="gr1" draw:text-style-name="P1" svg:width="1.5146in" svg:height="0.8252in" svg:x="2.0496in" svg:y="1.2256in" draw:caption-point-x="-0.1894in" draw:caption-point-y="0.1154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14" office:value-type="string">
            <text:p>First Name</text:p>
          </table:table-cell>
          <table:table-cell table:style-name="ce14" office:value-type="string">
            <text:p>Last Name</text:p>
          </table:table-cell>
          <table:table-cell table:style-name="ce19" office:value-type="string">
            <text:p>Initials</text:p>
          </table:table-cell>
          <table:table-cell table:style-name="ce14" office:value-type="string">
            <text:p>Date of Birth</text:p>
          </table:table-cell>
          <table:table-cell table:style-name="ce14" office:value-type="string">
            <text:p>Username</text:p>
          </table:table-cell>
          <table:table-cell table:style-name="ce14" office:value-type="string">
            <text:p>Password</text:p>
          </table:table-cell>
          <table:table-cell table:style-name="ce14" office:value-type="string">
            <text:p>Password Hash</text:p>
          </table:table-cell>
          <table:table-cell table:style-name="ce14" office:value-type="string">
            <text:p>Profile1</text:p>
          </table:table-cell>
          <table:table-cell table:style-name="ce19" office:value-type="string">
            <text:p>Profile_ID</text:p>
          </table:table-cell>
          <table:table-cell table:style-name="ce14" office:value-type="string">
            <text:p>ProfileName</text:p>
          </table:table-cell>
          <table:table-cell table:style-name="ce14" office:value-type="string">
            <text:p>Company</text:p>
          </table:table-cell>
          <table:table-cell table:style-name="ce14" office:value-type="string">
            <text:p>Title</text:p>
          </table:table-cell>
          <table:table-cell table:style-name="ce14" office:value-type="string">
            <text:p>Email</text:p>
          </table:table-cell>
          <table:table-cell table:style-name="ce14" office:value-type="string">
            <text:p>Function Level</text:p>
          </table:table-cell>
          <table:table-cell table:style-name="ce14" office:value-type="string">
            <text:p>Department</text:p>
          </table:table-cell>
          <table:table-cell table:style-name="ce14" office:value-type="string">
            <text:p>Role</text:p>
          </table:table-cell>
          <table:table-cell table:style-name="ce14" office:value-type="string">
            <text:p>Supervisor</text:p>
          </table:table-cell>
          <table:table-cell table:style-name="ce14" office:value-type="string">
            <text:p>Work Address1</text:p>
          </table:table-cell>
          <table:table-cell table:style-name="ce14" office:value-type="string">
            <text:p>Work City</text:p>
          </table:table-cell>
          <table:table-cell table:style-name="ce14" office:value-type="string">
            <text:p>Work State</text:p>
          </table:table-cell>
          <table:table-cell table:style-name="ce14" office:value-type="string">
            <text:p>Work PostalCode</text:p>
          </table:table-cell>
          <table:table-cell table:style-name="ce14" office:value-type="string">
            <text:p>Work Country</text:p>
          </table:table-cell>
          <table:table-cell table:style-name="ce14" office:value-type="string">
            <text:p>Work Phone</text:p>
          </table:table-cell>
          <table:table-cell table:style-name="ce14" office:value-type="string">
            <text:p>Work Fax</text:p>
          </table:table-cell>
          <table:table-cell table:style-name="ce14" office:value-type="string">
            <text:p>Home Address1</text:p>
          </table:table-cell>
          <table:table-cell table:style-name="ce14" office:value-type="string">
            <text:p>Home City</text:p>
          </table:table-cell>
          <table:table-cell table:style-name="ce14" office:value-type="string">
            <text:p>Home State</text:p>
          </table:table-cell>
          <table:table-cell table:style-name="ce14" office:value-type="string">
            <text:p>Home PostalCode</text:p>
          </table:table-cell>
          <table:table-cell table:style-name="ce27" office:value-type="string">
            <text:p>Home Country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C8]);LEFT([.D8]))" office:value-type="string" office:string-value="BJ">
            <text:p>BJ</text:p>
          </table:table-cell>
          <table:table-cell table:style-name="ce20" office:value-type="date" office:date-value="1959-01-01">
            <text:p>1959-01-01</text:p>
          </table:table-cell>
          <table:table-cell table:style-name="ce15" office:value-type="string">
            <text:p>bjenk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formula="of:=['person-maestro-profile'.A3]" office:value-type="float" office:value="1">
            <text:p>1</text:p>
          </table:table-cell>
          <table:table-cell table:style-name="ce24" office:value-type="string">
            <text:p>Eng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G8];&quot;@&quot;;[.$B$2])" office:value-type="string" office:string-value="bjenks@swiftconstructioncompany.net">
            <text:p>bjenks@swiftconstructioncompany.net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number-columns-repeated="2" table:style-name="ce6" office:value-type="float" office:value="1">
            <text:p>1</text:p>
          </table:table-cell>
          <table:table-cell table:style-name="ce15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C9]);LEFT([.D9]))" office:value-type="string" office:string-value="BS">
            <text:p>BS</text:p>
          </table:table-cell>
          <table:table-cell table:style-name="ce20" office:value-type="date" office:date-value="1939-02-01">
            <text:p>1939-02-01</text:p>
          </table:table-cell>
          <table:table-cell table:style-name="ce15" office:value-type="string">
            <text:p>b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table:style-name="ce22" office:value-type="float" office:value="7">
            <text:p>7</text:p>
          </table:table-cell>
          <table:table-cell table:style-name="ce24" office:value-type="string">
            <text:p>View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G9];&quot;@&quot;;[.$B$2])" office:value-type="string" office:string-value="bswift@swiftconstructioncompany.net">
            <text:p>bswift@swiftconstructioncompany.net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C10]);LEFT([.D10]))" office:value-type="string" office:string-value="BA">
            <text:p>BA</text:p>
          </table:table-cell>
          <table:table-cell table:style-name="ce20" office:value-type="date" office:date-value="1959-03-01">
            <text:p>1959-03-01</text:p>
          </table:table-cell>
          <table:table-cell table:style-name="ce15" office:value-type="string">
            <text:p>barmstrong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1">
            <text:p>1</text:p>
          </table:table-cell>
          <table:table-cell table:style-name="ce24" office:value-type="string">
            <text:p>Eng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G10];&quot;@&quot;;[.$B$2])" office:value-type="string" office:string-value="barmstrong@swiftconstructioncompany.net">
            <text:p>barmstrong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C11]);LEFT([.D11]))" office:value-type="string" office:string-value="FM">
            <text:p>FM</text:p>
          </table:table-cell>
          <table:table-cell table:style-name="ce20" office:value-type="date" office:date-value="1959-04-01">
            <text:p>1959-04-01</text:p>
          </table:table-cell>
          <table:table-cell table:style-name="ce15" office:value-type="string">
            <text:p>fma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1">
            <text:p>1</text:p>
          </table:table-cell>
          <table:table-cell table:style-name="ce24" office:value-type="string">
            <text:p>Eng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G11];&quot;@&quot;;[.$B$2])" office:value-type="string" office:string-value="fmason@swiftconstructioncompany.net">
            <text:p>fmason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C12]);LEFT([.D12]))" office:value-type="string" office:string-value="GJ">
            <text:p>GJ</text:p>
          </table:table-cell>
          <table:table-cell table:style-name="ce20" office:value-type="date" office:date-value="1959-05-01">
            <text:p>1959-05-01</text:p>
          </table:table-cell>
          <table:table-cell table:style-name="ce15" office:value-type="string">
            <text:p>gjack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3">
            <text:p>3</text:p>
          </table:table-cell>
          <table:table-cell table:style-name="ce24" office:value-type="string">
            <text:p>MfgBuild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G12];&quot;@&quot;;[.$B$2])" office:value-type="string" office:string-value="gjackson@swiftconstructioncompany.net">
            <text:p>gjackson@swiftconstructioncompany.net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C13]);LEFT([.D13]))" office:value-type="string" office:string-value="HB">
            <text:p>HB</text:p>
          </table:table-cell>
          <table:table-cell table:style-name="ce20" office:value-type="date" office:date-value="1959-06-01">
            <text:p>1959-06-01</text:p>
          </table:table-cell>
          <table:table-cell table:style-name="ce15" office:value-type="string">
            <text:p>hbaldwi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7">
            <text:p>7</text:p>
          </table:table-cell>
          <table:table-cell table:style-name="ce24" office:value-type="string">
            <text:p>View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G13];&quot;@&quot;;[.$B$2])" office:value-type="string" office:string-value="hbaldwin@swiftconstructioncompany.net">
            <text:p>hbaldwin@swiftconstructioncompany.net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C14]);LEFT([.D14]))" office:value-type="string" office:string-value="HR">
            <text:p>HR</text:p>
          </table:table-cell>
          <table:table-cell table:style-name="ce20" office:value-type="date" office:date-value="1959-07-01">
            <text:p>1959-07-01</text:p>
          </table:table-cell>
          <table:table-cell table:style-name="ce15" office:value-type="string">
            <text:p>hrandall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Finance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G14];&quot;@&quot;;[.$B$2])" office:value-type="string" office:string-value="hrandall@swiftconstructioncompany.net">
            <text:p>hrandall@swiftconstructioncompany.net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C15]);LEFT([.D15]))" office:value-type="string" office:string-value="JW">
            <text:p>JW</text:p>
          </table:table-cell>
          <table:table-cell table:style-name="ce20" office:value-type="date" office:date-value="1959-08-01">
            <text:p>1959-08-01</text:p>
          </table:table-cell>
          <table:table-cell table:style-name="ce15" office:value-type="string">
            <text:p>jwo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6">
            <text:p>6</text:p>
          </table:table-cell>
          <table:table-cell table:style-name="ce24" office:value-type="string">
            <text:p>Sales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G15];&quot;@&quot;;[.$B$2])" office:value-type="string" office:string-value="jwood@swiftconstructioncompany.net">
            <text:p>jwood@swiftconstructioncompany.net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C16]);LEFT([.D16]))" office:value-type="string" office:string-value="JP">
            <text:p>JP</text:p>
          </table:table-cell>
          <table:table-cell table:style-name="ce20" office:value-type="date" office:date-value="1959-09-01">
            <text:p>1959-09-01</text:p>
          </table:table-cell>
          <table:table-cell table:style-name="ce15" office:value-type="string">
            <text:p>jperi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table:style-name="ce22" office:value-type="float" office:value="7">
            <text:p>7</text:p>
          </table:table-cell>
          <table:table-cell table:style-name="ce24" office:value-type="string">
            <text:p>View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G16];&quot;@&quot;;[.$B$2])" office:value-type="string" office:string-value="jperiod@swiftconstructioncompany.net">
            <text:p>jperiod@swiftconstructioncompany.net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C17]);LEFT([.D17]))" office:value-type="string" office:string-value="JH">
            <text:p>JH</text:p>
          </table:table-cell>
          <table:table-cell table:style-name="ce20" office:value-type="date" office:date-value="1959-10-01">
            <text:p>1959-10-01</text:p>
          </table:table-cell>
          <table:table-cell table:style-name="ce15" office:value-type="string">
            <text:p>jhadd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4">
            <text:p>4</text:p>
          </table:table-cell>
          <table:table-cell table:style-name="ce24" office:value-type="string">
            <text:p>PurchRcv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G17];&quot;@&quot;;[.$B$2])" office:value-type="string" office:string-value="jhaddon@swiftconstructioncompany.net">
            <text:p>jhaddon@swiftconstructioncompany.net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C18]);LEFT([.D18]))" office:value-type="string" office:string-value="JM">
            <text:p>JM</text:p>
          </table:table-cell>
          <table:table-cell table:style-name="ce20" office:value-type="date" office:date-value="1959-11-01">
            <text:p>1959-11-01</text:p>
          </table:table-cell>
          <table:table-cell table:style-name="ce15" office:value-type="string">
            <text:p>jmorse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Finance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G18];&quot;@&quot;;[.$B$2])" office:value-type="string" office:string-value="jmorse@swiftconstructioncompany.net">
            <text:p>jmorse@swiftconstructioncompany.net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C19]);LEFT([.D19]))" office:value-type="string" office:string-value="JS">
            <text:p>JS</text:p>
          </table:table-cell>
          <table:table-cell table:style-name="ce20" office:value-type="date" office:date-value="1959-12-01">
            <text:p>1959-12-01</text:p>
          </table:table-cell>
          <table:table-cell table:style-name="ce15" office:value-type="string">
            <text:p>jsharp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table:style-name="ce22" office:value-type="float" office:value="7">
            <text:p>7</text:p>
          </table:table-cell>
          <table:table-cell table:style-name="ce24" office:value-type="string">
            <text:p>View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G19];&quot;@&quot;;[.$B$2])" office:value-type="string" office:string-value="jsharp@swiftconstructioncompany.net">
            <text:p>jsharp@swiftconstructioncompany.net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C20]);LEFT([.D20]))" office:value-type="string" office:string-value="MB">
            <text:p>MB</text:p>
          </table:table-cell>
          <table:table-cell table:style-name="ce20" office:value-type="date" office:date-value="1935-01-01">
            <text:p>1935-01-01</text:p>
          </table:table-cell>
          <table:table-cell table:style-name="ce15" office:value-type="string">
            <text:p>mbagger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table:style-name="ce22" office:value-type="float" office:value="7">
            <text:p>7</text:p>
          </table:table-cell>
          <table:table-cell table:style-name="ce24" office:value-type="string">
            <text:p>View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G20];&quot;@&quot;;[.$B$2])" office:value-type="string" office:string-value="mbaggert@swiftconstructioncompany.net">
            <text:p>mbaggert@swiftconstructioncompany.net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C21]);LEFT([.D21]))" office:value-type="string" office:string-value="MN">
            <text:p>MN</text:p>
          </table:table-cell>
          <table:table-cell table:style-name="ce20" office:value-type="date" office:date-value="1965-03-14">
            <text:p>1965-03-14</text:p>
          </table:table-cell>
          <table:table-cell table:style-name="ce15" office:value-type="string">
            <text:p>mnesto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Sysadmin</text:p>
          </table:table-cell>
          <table:table-cell table:style-name="ce22" office:value-type="float" office:value="0">
            <text:p>0</text:p>
          </table:table-cell>
          <table:table-cell table:style-name="ce24" office:value-type="string">
            <text:p>Admin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G21];&quot;@&quot;;[.$B$2])" office:value-type="string" office:string-value="mnestor@swiftconstructioncompany.net">
            <text:p>mnestor@swiftconstructioncompany.net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C22]);LEFT([.D22]))" office:value-type="string" office:string-value="MB">
            <text:p>MB</text:p>
          </table:table-cell>
          <table:table-cell table:style-name="ce20" office:value-type="date" office:date-value="1960-03-01">
            <text:p>1960-03-01</text:p>
          </table:table-cell>
          <table:table-cell table:style-name="ce15" office:value-type="string">
            <text:p>mblai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1">
            <text:p>1</text:p>
          </table:table-cell>
          <table:table-cell table:style-name="ce24" office:value-type="string">
            <text:p>Eng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G22];&quot;@&quot;;[.$B$2])" office:value-type="string" office:string-value="mblair@swiftconstructioncompany.net">
            <text:p>mblair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C23]);LEFT([.D23]))" office:value-type="string" office:string-value="MD">
            <text:p>MD</text:p>
          </table:table-cell>
          <table:table-cell table:style-name="ce20" office:value-type="date" office:date-value="1960-04-01">
            <text:p>1960-04-01</text:p>
          </table:table-cell>
          <table:table-cell table:style-name="ce15" office:value-type="string">
            <text:p>mdelaze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5">
            <text:p>5</text:p>
          </table:table-cell>
          <table:table-cell table:style-name="ce24" office:value-type="string">
            <text:p>RelCtrl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G23];&quot;@&quot;;[.$B$2])" office:value-type="string" office:string-value="mdelazes@swiftconstructioncompany.net">
            <text:p>mdelazes@swiftconstructioncompany.net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C24]);LEFT([.D24]))" office:value-type="string" office:string-value="NN">
            <text:p>NN</text:p>
          </table:table-cell>
          <table:table-cell table:style-name="ce20" office:value-type="date" office:date-value="1960-05-01">
            <text:p>1960-05-01</text:p>
          </table:table-cell>
          <table:table-cell table:style-name="ce15" office:value-type="string">
            <text:p>nnewt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table:style-name="ce22" office:value-type="float" office:value="7">
            <text:p>7</text:p>
          </table:table-cell>
          <table:table-cell table:style-name="ce24" office:value-type="string">
            <text:p>View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G24];&quot;@&quot;;[.$B$2])" office:value-type="string" office:string-value="nnewton@swiftconstructioncompany.net">
            <text:p>nnewton@swiftconstructioncompany.net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C25]);LEFT([.D25]))" office:value-type="string" office:string-value="RS">
            <text:p>RS</text:p>
          </table:table-cell>
          <table:table-cell table:style-name="ce20" office:value-type="date" office:date-value="1937-06-01">
            <text:p>1937-06-01</text:p>
          </table:table-cell>
          <table:table-cell table:style-name="ce15" office:value-type="string">
            <text:p>rsamp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table:style-name="ce22" office:value-type="float" office:value="7">
            <text:p>7</text:p>
          </table:table-cell>
          <table:table-cell table:style-name="ce24" office:value-type="string">
            <text:p>View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G25];&quot;@&quot;;[.$B$2])" office:value-type="string" office:string-value="rsampson@swiftconstructioncompany.net">
            <text:p>rsampson@swiftconstructioncompany.net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C26]);LEFT([.D26]))" office:value-type="string" office:string-value="SM">
            <text:p>SM</text:p>
          </table:table-cell>
          <table:table-cell table:style-name="ce20" office:value-type="date" office:date-value="1960-07-01">
            <text:p>1960-07-01</text:p>
          </table:table-cell>
          <table:table-cell table:style-name="ce15" office:value-type="string">
            <text:p>smalloy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4">
            <text:p>4</text:p>
          </table:table-cell>
          <table:table-cell table:style-name="ce24" office:value-type="string">
            <text:p>PurchRcv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G26];&quot;@&quot;;[.$B$2])" office:value-type="string" office:string-value="smalloy@swiftconstructioncompany.net">
            <text:p>smalloy@swiftconstructioncompany.net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C27]);LEFT([.D27]))" office:value-type="string" office:string-value="TS">
            <text:p>TS</text:p>
          </table:table-cell>
          <table:table-cell table:style-name="ce20" office:value-type="date" office:date-value="1959-11-25">
            <text:p>1959-11-25</text:p>
          </table:table-cell>
          <table:table-cell table:style-name="ce15" office:value-type="string">
            <text:p>t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table:style-name="ce22" office:value-type="float" office:value="7">
            <text:p>7</text:p>
          </table:table-cell>
          <table:table-cell table:style-name="ce24" office:value-type="string">
            <text:p>View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G27];&quot;@&quot;;[.$B$2])" office:value-type="string" office:string-value="tswift@swiftconstructioncompany.net">
            <text:p>tswift@swiftconstructioncompany.net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15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C28]);LEFT([.D28]))" office:value-type="string" office:string-value="WD">
            <text:p>WD</text:p>
          </table:table-cell>
          <table:table-cell table:style-name="ce20" office:value-type="date" office:date-value="1960-09-01">
            <text:p>1960-09-01</text:p>
          </table:table-cell>
          <table:table-cell table:style-name="ce15" office:value-type="string">
            <text:p>wdam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table:style-name="ce22" office:value-type="float" office:value="7">
            <text:p>7</text:p>
          </table:table-cell>
          <table:table-cell table:style-name="ce24" office:value-type="string">
            <text:p>View</text:p>
          </table:table-cell>
          <table:table-cell table:style-name="ce15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G28];&quot;@&quot;;[.$B$2])" office:value-type="string" office:string-value="wdamon@swiftconstructioncompany.net">
            <text:p>wdamon@swiftconstructioncompany.net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24" office:value-type="string">
            <text:p>1-315-123-4568</text:p>
          </table:table-cell>
          <table:table-cell table:style-name="ce15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24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21">
            <text:p>21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William</text:p>
          </table:table-cell>
          <table:table-cell table:style-name="ce14" office:value-type="string">
            <text:p>Crawford</text:p>
          </table:table-cell>
          <table:table-cell table:style-name="ce19" table:formula="of:=CONCATENATE(LEFT([.C29]);LEFT([.D29]))" office:value-type="string" office:string-value="WC">
            <text:p>WC</text:p>
          </table:table-cell>
          <table:table-cell table:style-name="ce21" office:value-type="date" office:date-value="1960-10-01">
            <text:p>1960-10-01</text:p>
          </table:table-cell>
          <table:table-cell table:style-name="ce16" office:value-type="string">
            <text:p>wcrawford</text:p>
          </table:table-cell>
          <table:table-cell table:style-name="ce14" office:value-type="string">
            <text:p>appleton</text:p>
          </table:table-cell>
          <table:table-cell table:style-name="ce14" office:value-type="string">
            <text:p>{SSHA}cAvUmw90CDKPDmPlym92Ym/GGDEdgvWU</text:p>
          </table:table-cell>
          <table:table-cell table:style-name="ce14" office:value-type="string">
            <text:p>Manager</text:p>
          </table:table-cell>
          <table:table-cell table:style-name="ce23" office:value-type="float" office:value="7">
            <text:p>7</text:p>
          </table:table-cell>
          <table:table-cell table:style-name="ce25" office:value-type="string">
            <text:p>View</text:p>
          </table:table-cell>
          <table:table-cell table:style-name="ce16" office:value-type="string">
            <text:p>Swift Construction Company</text:p>
          </table:table-cell>
          <table:table-cell table:style-name="ce14" office:value-type="string">
            <text:p>Director, Legal</text:p>
          </table:table-cell>
          <table:table-cell table:style-name="ce26" table:formula="of:=CONCATENATE([.G29];&quot;@&quot;;[.$B$2])" office:value-type="string" office:string-value="wcrawford@swiftconstructioncompany.net">
            <text:p>wcrawford@swiftconstructioncompany.net</text:p>
          </table:table-cell>
          <table:table-cell table:style-name="ce14" office:value-type="string">
            <text:p>Management 11</text:p>
          </table:table-cell>
          <table:table-cell table:style-name="ce14" office:value-type="string">
            <text:p>Legal</text:p>
          </table:table-cell>
          <table:table-cell table:style-name="ce14" office:value-type="string">
            <text:p>Manager</text:p>
          </table:table-cell>
          <table:table-cell table:style-name="ce14" office:value-type="string">
            <text:p>Barton Swift</text:p>
          </table:table-cell>
          <table:table-cell table:style-name="ce14" office:value-type="string">
            <text:p>1 Swift Way</text:p>
          </table:table-cell>
          <table:table-cell table:style-name="ce14" office:value-type="string">
            <text:p>Shopton</text:p>
          </table:table-cell>
          <table:table-cell table:style-name="ce14" office:value-type="string">
            <text:p>NY</text:p>
          </table:table-cell>
          <table:table-cell table:style-name="ce14" office:value-type="float" office:value="13054">
            <text:p>13054</text:p>
          </table:table-cell>
          <table:table-cell table:style-name="ce14" office:value-type="string">
            <text:p>USA</text:p>
          </table:table-cell>
          <table:table-cell table:style-name="ce14" office:value-type="string">
            <text:p>1-315-123-4567</text:p>
          </table:table-cell>
          <table:table-cell table:style-name="ce27" office:value-type="string">
            <text:p>1-315-123-4568</text:p>
          </table:table-cell>
          <table:table-cell table:style-name="ce16" office:value-type="string">
            <text:p>#22 - 2 Swift Way</text:p>
          </table:table-cell>
          <table:table-cell table:style-name="ce14" office:value-type="string">
            <text:p>Shopton</text:p>
          </table:table-cell>
          <table:table-cell table:style-name="ce14" office:value-type="string">
            <text:p>NY</text:p>
          </table:table-cell>
          <table:table-cell table:style-name="ce14" office:value-type="float" office:value="13054">
            <text:p>13054</text:p>
          </table:table-cell>
          <table:table-cell table:style-name="ce27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 table:number-rows-repeated="8">
          <table:table-cell table:number-columns-repeated="258"/>
        </table:table-row>
        <table:table-row table:style-name="ro1" table:number-rows-repeated="10">
          <table:table-cell table:number-columns-repeated="11"/>
          <table:table-cell table:style-name="Default"/>
          <table:table-cell table:number-columns-repeated="246"/>
        </table:table-row>
        <table:table-row table:style-name="ro1" table:number-rows-repeated="1048528">
          <table:table-cell table:number-columns-repeated="258"/>
        </table:table-row>
        <table:table-row table:style-name="ro1">
          <table:table-cell table:number-columns-repeated="258"/>
        </table:table-row>
        <table:named-expressions/>
      </table:table>
      <table:table table:name="person-system" table:style-name="ta2">
        <office:forms form:automatic-focus="false" form:apply-design-mode="false"/>
        <table:table-column table:style-name="co29" table:number-columns-repeated="6" table:default-cell-style-name="Default"/>
        <table:table-column table:style-name="co31" table:default-cell-style-name="Default"/>
        <table:table-column table:style-name="co29" table:number-columns-repeated="3" table:default-cell-style-name="Default"/>
        <table:table-column table:style-name="co3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1">
          <table:table-cell table:formula="of:=[$master.G8]" office:value-type="string" office:string-value="bjenks">
            <text:p>bjenks</text:p>
          </table:table-cell>
          <table:table-cell table:number-columns-repeated="5"/>
          <table:table-cell table:formula="of:=CONCATENATE([$master.C8];&quot; &quot;;[$master.D8];&quot;, &quot;;[$master.N8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H8]" office:value-type="string" office:string-value="appleton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1">
          <table:table-cell table:formula="of:=[$master.G9]" office:value-type="string" office:string-value="bswift">
            <text:p>bswift</text:p>
          </table:table-cell>
          <table:table-cell table:number-columns-repeated="5"/>
          <table:table-cell table:formula="of:=CONCATENATE([$master.C9];&quot; &quot;;[$master.D9];&quot;, &quot;;[$master.N9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H9]" office:value-type="string" office:string-value="appleton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1">
          <table:table-cell table:formula="of:=[$master.G10]" office:value-type="string" office:string-value="barmstrong">
            <text:p>barmstrong</text:p>
          </table:table-cell>
          <table:table-cell table:number-columns-repeated="5"/>
          <table:table-cell table:formula="of:=CONCATENATE([$master.C10];&quot; &quot;;[$master.D10];&quot;, &quot;;[$master.N10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H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1">
          <table:table-cell table:formula="of:=[$master.G11]" office:value-type="string" office:string-value="fmason">
            <text:p>fmason</text:p>
          </table:table-cell>
          <table:table-cell table:number-columns-repeated="5"/>
          <table:table-cell table:formula="of:=CONCATENATE([$master.C11];&quot; &quot;;[$master.D11];&quot;, &quot;;[$master.N11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H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1">
          <table:table-cell table:formula="of:=[$master.G12]" office:value-type="string" office:string-value="gjackson">
            <text:p>gjackson</text:p>
          </table:table-cell>
          <table:table-cell table:number-columns-repeated="5"/>
          <table:table-cell table:formula="of:=CONCATENATE([$master.C12];&quot; &quot;;[$master.D12];&quot;, &quot;;[$master.N12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H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1">
          <table:table-cell table:formula="of:=[$master.G13]" office:value-type="string" office:string-value="hbaldwin">
            <text:p>hbaldwin</text:p>
          </table:table-cell>
          <table:table-cell table:number-columns-repeated="5"/>
          <table:table-cell table:formula="of:=CONCATENATE([$master.C13];&quot; &quot;;[$master.D13];&quot;, &quot;;[$master.N13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H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1">
          <table:table-cell table:formula="of:=[$master.G14]" office:value-type="string" office:string-value="hrandall">
            <text:p>hrandall</text:p>
          </table:table-cell>
          <table:table-cell table:number-columns-repeated="5"/>
          <table:table-cell table:formula="of:=CONCATENATE([$master.C14];&quot; &quot;;[$master.D14];&quot;, &quot;;[$master.N14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H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1">
          <table:table-cell table:formula="of:=[$master.G15]" office:value-type="string" office:string-value="jwood">
            <text:p>jwood</text:p>
          </table:table-cell>
          <table:table-cell table:number-columns-repeated="5"/>
          <table:table-cell table:formula="of:=CONCATENATE([$master.C15];&quot; &quot;;[$master.D15];&quot;, &quot;;[$master.N15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H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1">
          <table:table-cell table:formula="of:=[$master.G16]" office:value-type="string" office:string-value="jperiod">
            <text:p>jperiod</text:p>
          </table:table-cell>
          <table:table-cell table:number-columns-repeated="5"/>
          <table:table-cell table:formula="of:=CONCATENATE([$master.C16];&quot; &quot;;[$master.D16];&quot;, &quot;;[$master.N16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H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1">
          <table:table-cell table:formula="of:=[$master.G17]" office:value-type="string" office:string-value="jhaddon">
            <text:p>jhaddon</text:p>
          </table:table-cell>
          <table:table-cell table:number-columns-repeated="5"/>
          <table:table-cell table:formula="of:=CONCATENATE([$master.C17];&quot; &quot;;[$master.D17];&quot;, &quot;;[$master.N17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H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1">
          <table:table-cell table:formula="of:=[$master.G18]" office:value-type="string" office:string-value="jmorse">
            <text:p>jmorse</text:p>
          </table:table-cell>
          <table:table-cell table:number-columns-repeated="5"/>
          <table:table-cell table:formula="of:=CONCATENATE([$master.C18];&quot; &quot;;[$master.D18];&quot;, &quot;;[$master.N18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H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1">
          <table:table-cell table:formula="of:=[$master.G19]" office:value-type="string" office:string-value="jsharp">
            <text:p>jsharp</text:p>
          </table:table-cell>
          <table:table-cell table:number-columns-repeated="5"/>
          <table:table-cell table:formula="of:=CONCATENATE([$master.C19];&quot; &quot;;[$master.D19];&quot;, &quot;;[$master.N19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H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1">
          <table:table-cell table:formula="of:=[$master.G20]" office:value-type="string" office:string-value="mbaggert">
            <text:p>mbaggert</text:p>
          </table:table-cell>
          <table:table-cell table:number-columns-repeated="5"/>
          <table:table-cell table:formula="of:=CONCATENATE([$master.C20];&quot; &quot;;[$master.D20];&quot;, &quot;;[$master.N20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H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1">
          <table:table-cell table:formula="of:=[$master.G21]" office:value-type="string" office:string-value="mnestor">
            <text:p>mnestor</text:p>
          </table:table-cell>
          <table:table-cell table:number-columns-repeated="5"/>
          <table:table-cell table:formula="of:=CONCATENATE([$master.C21];&quot; &quot;;[$master.D21];&quot;, &quot;;[$master.N21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H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1">
          <table:table-cell table:formula="of:=[$master.G22]" office:value-type="string" office:string-value="mblair">
            <text:p>mblair</text:p>
          </table:table-cell>
          <table:table-cell table:number-columns-repeated="5"/>
          <table:table-cell table:formula="of:=CONCATENATE([$master.C22];&quot; &quot;;[$master.D22];&quot;, &quot;;[$master.N22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H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1">
          <table:table-cell table:formula="of:=[$master.G23]" office:value-type="string" office:string-value="mdelazes">
            <text:p>mdelazes</text:p>
          </table:table-cell>
          <table:table-cell table:number-columns-repeated="5"/>
          <table:table-cell table:formula="of:=CONCATENATE([$master.C23];&quot; &quot;;[$master.D23];&quot;, &quot;;[$master.N23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H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1">
          <table:table-cell table:formula="of:=[$master.G24]" office:value-type="string" office:string-value="nnewton">
            <text:p>nnewton</text:p>
          </table:table-cell>
          <table:table-cell table:number-columns-repeated="5"/>
          <table:table-cell table:formula="of:=CONCATENATE([$master.C24];&quot; &quot;;[$master.D24];&quot;, &quot;;[$master.N24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H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1">
          <table:table-cell table:formula="of:=[$master.G25]" office:value-type="string" office:string-value="rsampson">
            <text:p>rsampson</text:p>
          </table:table-cell>
          <table:table-cell table:number-columns-repeated="5"/>
          <table:table-cell table:formula="of:=CONCATENATE([$master.C25];&quot; &quot;;[$master.D25];&quot;, &quot;;[$master.N25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H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1">
          <table:table-cell table:formula="of:=[$master.G26]" office:value-type="string" office:string-value="smalloy">
            <text:p>smalloy</text:p>
          </table:table-cell>
          <table:table-cell table:number-columns-repeated="5"/>
          <table:table-cell table:formula="of:=CONCATENATE([$master.C26];&quot; &quot;;[$master.D26];&quot;, &quot;;[$master.N26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H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1">
          <table:table-cell table:formula="of:=[$master.G27]" office:value-type="string" office:string-value="tswift">
            <text:p>tswift</text:p>
          </table:table-cell>
          <table:table-cell table:number-columns-repeated="5"/>
          <table:table-cell table:formula="of:=CONCATENATE([$master.C27];&quot; &quot;;[$master.D27];&quot;, &quot;;[$master.N27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H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1">
          <table:table-cell table:formula="of:=[$master.G28]" office:value-type="string" office:string-value="wdamon">
            <text:p>wdamon</text:p>
          </table:table-cell>
          <table:table-cell table:number-columns-repeated="5"/>
          <table:table-cell table:formula="of:=CONCATENATE([$master.C28];&quot; &quot;;[$master.D28];&quot;, &quot;;[$master.N28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H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1">
          <table:table-cell table:formula="of:=[$master.G29]" office:value-type="string" office:string-value="wcrawford">
            <text:p>wcrawford</text:p>
          </table:table-cell>
          <table:table-cell table:number-columns-repeated="5"/>
          <table:table-cell table:formula="of:=CONCATENATE([$master.C29];&quot; &quot;;[$master.D29];&quot;, &quot;;[$master.N29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H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person-maestro" table:style-name="ta3" table:print-ranges="'person-maestro'.B1:'person-maestro'.I23">
        <office:forms form:automatic-focus="false" form:apply-design-mode="false"/>
        <table:table-column table:style-name="co33" table:default-cell-style-name="Default"/>
        <table:table-column table:style-name="co33" table:number-columns-repeated="2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number-columns-repeated="2" table:default-cell-style-name="Excel_20_Built-in_20_Normal"/>
        <table:table-column table:style-name="co37" table:default-cell-style-name="ce17"/>
        <table:table-column table:style-name="co38" table:default-cell-style-name="ce17"/>
        <table:table-column table:style-name="co37" table:number-columns-repeated="230" table:default-cell-style-name="Excel_20_Built-in_20_Normal"/>
        <table:table-row table:style-name="ro1">
          <table:table-cell table:style-name="ce22"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table:style-name="ce17" office:value-type="string">
            <text:p>initial</text:p>
          </table:table-cell>
          <table:table-cell office:value-type="string">
            <text:p>status_id</text:p>
          </table:table-cell>
          <table:table-cell office:value-type="string">
            <text:p>profile_id</text:p>
          </table:table-cell>
          <table:table-cell table:number-columns-repeated="230"/>
        </table:table-row>
        <table:table-row table:style-name="ro1">
          <table:table-cell table:style-name="ce17" table:formula="of:=[$master.A8]" office:value-type="float" office:value="0">
            <text:p>0</text:p>
          </table:table-cell>
          <table:table-cell table:formula="of:=[$master.G8]" office:value-type="string" office:string-value="bjenks">
            <text:p>bjenks</text:p>
          </table:table-cell>
          <table:table-cell table:formula="of:=[$master.G8]" office:value-type="string" office:string-value="bjenks">
            <text:p>bjenks</text:p>
          </table:table-cell>
          <table:table-cell table:formula="of:=[$master.O8]" office:value-type="string" office:string-value="bjenks@swiftconstructioncompany.net">
            <text:p>bjenks@swiftconstructioncompany.net</text:p>
          </table:table-cell>
          <table:table-cell table:formula="of:=CONCATENATE(LEFT([$master.C8]);LEFT([$master.D8]))" office:value-type="string" office:string-value="BJ">
            <text:p>BJ</text:p>
          </table:table-cell>
          <table:table-cell table:formula="of:=[$master.D8]" office:value-type="string" office:string-value="Jenks">
            <text:p>Jenks</text:p>
          </table:table-cell>
          <table:table-cell table:formula="of:=[$master.C8]" office:value-type="string" office:string-value="Barcoe">
            <text:p>Barcoe</text:p>
          </table:table-cell>
          <table:table-cell table:style-name="ce17" table:formula="of:=CONCATENATE(LEFT([.G2];1);LEFT([.F2];1))" office:value-type="string" office:string-value="BJ">
            <text:p>BJ</text:p>
          </table:table-cell>
          <table:table-cell table:formula="of:=[$master.B8]" office:value-type="float" office:value="1">
            <text:p>1</text:p>
          </table:table-cell>
          <table:table-cell table:formula="of:=[$master.K8]" office:value-type="float" office:value="1">
            <text:p>1</text:p>
          </table:table-cell>
          <table:table-cell table:number-columns-repeated="230"/>
        </table:table-row>
        <table:table-row table:style-name="ro1">
          <table:table-cell table:style-name="ce17" table:formula="of:=[$master.A9]" office:value-type="float" office:value="1">
            <text:p>1</text:p>
          </table:table-cell>
          <table:table-cell table:formula="of:=[$master.G9]" office:value-type="string" office:string-value="bswift">
            <text:p>bswift</text:p>
          </table:table-cell>
          <table:table-cell table:formula="of:=[$master.G9]" office:value-type="string" office:string-value="bswift">
            <text:p>bswift</text:p>
          </table:table-cell>
          <table:table-cell table:formula="of:=[$master.O9]" office:value-type="string" office:string-value="bswift@swiftconstructioncompany.net">
            <text:p>bswift@swiftconstructioncompany.net</text:p>
          </table:table-cell>
          <table:table-cell table:formula="of:=CONCATENATE(LEFT([$master.C9]);LEFT([$master.D9]))" office:value-type="string" office:string-value="BS">
            <text:p>BS</text:p>
          </table:table-cell>
          <table:table-cell table:formula="of:=[$master.D9]" office:value-type="string" office:string-value="Swift">
            <text:p>Swift</text:p>
          </table:table-cell>
          <table:table-cell table:formula="of:=[$master.C9]" office:value-type="string" office:string-value="Barton">
            <text:p>Barton</text:p>
          </table:table-cell>
          <table:table-cell table:style-name="ce17" table:formula="of:=CONCATENATE(LEFT([.G3];1);LEFT([.F3];1))" office:value-type="string" office:string-value="BS">
            <text:p>BS</text:p>
          </table:table-cell>
          <table:table-cell table:formula="of:=[$master.B9]" office:value-type="float" office:value="1">
            <text:p>1</text:p>
          </table:table-cell>
          <table:table-cell table:formula="of:=[$master.K9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17" table:formula="of:=[$master.A10]" office:value-type="float" office:value="2">
            <text:p>2</text:p>
          </table:table-cell>
          <table:table-cell table:formula="of:=[$master.G10]" office:value-type="string" office:string-value="barmstrong">
            <text:p>barmstrong</text:p>
          </table:table-cell>
          <table:table-cell table:formula="of:=[$master.G10]" office:value-type="string" office:string-value="barmstrong">
            <text:p>barmstrong</text:p>
          </table:table-cell>
          <table:table-cell table:formula="of:=[$master.O10]" office:value-type="string" office:string-value="barmstrong@swiftconstructioncompany.net">
            <text:p>barmstrong@swiftconstructioncompany.net</text:p>
          </table:table-cell>
          <table:table-cell table:formula="of:=CONCATENATE(LEFT([$master.C10]);LEFT([$master.D10]))" office:value-type="string" office:string-value="BA">
            <text:p>BA</text:p>
          </table:table-cell>
          <table:table-cell table:formula="of:=[$master.D10]" office:value-type="string" office:string-value="Armstrong">
            <text:p>Armstrong</text:p>
          </table:table-cell>
          <table:table-cell table:formula="of:=[$master.C10]" office:value-type="string" office:string-value="Bub">
            <text:p>Bub</text:p>
          </table:table-cell>
          <table:table-cell table:style-name="ce17" table:formula="of:=CONCATENATE(LEFT([.G4];1);LEFT([.F4];1))" office:value-type="string" office:string-value="BA">
            <text:p>BA</text:p>
          </table:table-cell>
          <table:table-cell table:formula="of:=[$master.B10]" office:value-type="float" office:value="1">
            <text:p>1</text:p>
          </table:table-cell>
          <table:table-cell table:formula="of:=[$master.K10]" office:value-type="float" office:value="1">
            <text:p>1</text:p>
          </table:table-cell>
          <table:table-cell table:number-columns-repeated="230"/>
        </table:table-row>
        <table:table-row table:style-name="ro1">
          <table:table-cell table:style-name="ce17" table:formula="of:=[$master.A11]" office:value-type="float" office:value="3">
            <text:p>3</text:p>
          </table:table-cell>
          <table:table-cell table:formula="of:=[$master.G11]" office:value-type="string" office:string-value="fmason">
            <text:p>fmason</text:p>
          </table:table-cell>
          <table:table-cell table:formula="of:=[$master.G11]" office:value-type="string" office:string-value="fmason">
            <text:p>fmason</text:p>
          </table:table-cell>
          <table:table-cell table:formula="of:=[$master.O11]" office:value-type="string" office:string-value="fmason@swiftconstructioncompany.net">
            <text:p>fmason@swiftconstructioncompany.net</text:p>
          </table:table-cell>
          <table:table-cell table:formula="of:=CONCATENATE(LEFT([$master.C11]);LEFT([$master.D11]))" office:value-type="string" office:string-value="FM">
            <text:p>FM</text:p>
          </table:table-cell>
          <table:table-cell table:formula="of:=[$master.D11]" office:value-type="string" office:string-value="Mason">
            <text:p>Mason</text:p>
          </table:table-cell>
          <table:table-cell table:formula="of:=[$master.C11]" office:value-type="string" office:string-value="Frank">
            <text:p>Frank</text:p>
          </table:table-cell>
          <table:table-cell table:style-name="ce17" table:formula="of:=CONCATENATE(LEFT([.G5];1);LEFT([.F5];1))" office:value-type="string" office:string-value="FM">
            <text:p>FM</text:p>
          </table:table-cell>
          <table:table-cell table:formula="of:=[$master.B11]" office:value-type="float" office:value="1">
            <text:p>1</text:p>
          </table:table-cell>
          <table:table-cell table:formula="of:=[$master.K11]" office:value-type="float" office:value="1">
            <text:p>1</text:p>
          </table:table-cell>
          <table:table-cell table:number-columns-repeated="230"/>
        </table:table-row>
        <table:table-row table:style-name="ro1">
          <table:table-cell table:style-name="ce17" table:formula="of:=[$master.A12]" office:value-type="float" office:value="4">
            <text:p>4</text:p>
          </table:table-cell>
          <table:table-cell table:formula="of:=[$master.G12]" office:value-type="string" office:string-value="gjackson">
            <text:p>gjackson</text:p>
          </table:table-cell>
          <table:table-cell table:formula="of:=[$master.G12]" office:value-type="string" office:string-value="gjackson">
            <text:p>gjackson</text:p>
          </table:table-cell>
          <table:table-cell table:formula="of:=[$master.O12]" office:value-type="string" office:string-value="gjackson@swiftconstructioncompany.net">
            <text:p>gjackson@swiftconstructioncompany.net</text:p>
          </table:table-cell>
          <table:table-cell table:formula="of:=CONCATENATE(LEFT([$master.C12]);LEFT([$master.D12]))" office:value-type="string" office:string-value="GJ">
            <text:p>GJ</text:p>
          </table:table-cell>
          <table:table-cell table:formula="of:=[$master.D12]" office:value-type="string" office:string-value="Jackson">
            <text:p>Jackson</text:p>
          </table:table-cell>
          <table:table-cell table:formula="of:=[$master.C12]" office:value-type="string" office:string-value="Garret">
            <text:p>Garret</text:p>
          </table:table-cell>
          <table:table-cell table:style-name="ce17" table:formula="of:=CONCATENATE(LEFT([.G6];1);LEFT([.F6];1))" office:value-type="string" office:string-value="GJ">
            <text:p>GJ</text:p>
          </table:table-cell>
          <table:table-cell table:formula="of:=[$master.B12]" office:value-type="float" office:value="1">
            <text:p>1</text:p>
          </table:table-cell>
          <table:table-cell table:formula="of:=[$master.K12]" office:value-type="float" office:value="3">
            <text:p>3</text:p>
          </table:table-cell>
          <table:table-cell table:number-columns-repeated="230"/>
        </table:table-row>
        <table:table-row table:style-name="ro1">
          <table:table-cell table:style-name="ce17" table:formula="of:=[$master.A13]" office:value-type="float" office:value="5">
            <text:p>5</text:p>
          </table:table-cell>
          <table:table-cell table:formula="of:=[$master.G13]" office:value-type="string" office:string-value="hbaldwin">
            <text:p>hbaldwin</text:p>
          </table:table-cell>
          <table:table-cell table:formula="of:=[$master.G13]" office:value-type="string" office:string-value="hbaldwin">
            <text:p>hbaldwin</text:p>
          </table:table-cell>
          <table:table-cell table:formula="of:=[$master.O13]" office:value-type="string" office:string-value="hbaldwin@swiftconstructioncompany.net">
            <text:p>hbaldwin@swiftconstructioncompany.net</text:p>
          </table:table-cell>
          <table:table-cell table:formula="of:=CONCATENATE(LEFT([$master.C13]);LEFT([$master.D13]))" office:value-type="string" office:string-value="HB">
            <text:p>HB</text:p>
          </table:table-cell>
          <table:table-cell table:formula="of:=[$master.D13]" office:value-type="string" office:string-value="Baldwin">
            <text:p>Baldwin</text:p>
          </table:table-cell>
          <table:table-cell table:formula="of:=[$master.C13]" office:value-type="string" office:string-value="Hank">
            <text:p>Hank</text:p>
          </table:table-cell>
          <table:table-cell table:style-name="ce17" table:formula="of:=CONCATENATE(LEFT([.G7];1);LEFT([.F7];1))" office:value-type="string" office:string-value="HB">
            <text:p>HB</text:p>
          </table:table-cell>
          <table:table-cell table:formula="of:=[$master.B13]" office:value-type="float" office:value="1">
            <text:p>1</text:p>
          </table:table-cell>
          <table:table-cell table:formula="of:=[$master.K13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17" table:formula="of:=[$master.A14]" office:value-type="float" office:value="6">
            <text:p>6</text:p>
          </table:table-cell>
          <table:table-cell table:formula="of:=[$master.G14]" office:value-type="string" office:string-value="hrandall">
            <text:p>hrandall</text:p>
          </table:table-cell>
          <table:table-cell table:formula="of:=[$master.G14]" office:value-type="string" office:string-value="hrandall">
            <text:p>hrandall</text:p>
          </table:table-cell>
          <table:table-cell table:formula="of:=[$master.O14]" office:value-type="string" office:string-value="hrandall@swiftconstructioncompany.net">
            <text:p>hrandall@swiftconstructioncompany.net</text:p>
          </table:table-cell>
          <table:table-cell table:formula="of:=CONCATENATE(LEFT([$master.C14]);LEFT([$master.D14]))" office:value-type="string" office:string-value="HR">
            <text:p>HR</text:p>
          </table:table-cell>
          <table:table-cell table:formula="of:=[$master.D14]" office:value-type="string" office:string-value="Randall">
            <text:p>Randall</text:p>
          </table:table-cell>
          <table:table-cell table:formula="of:=[$master.C14]" office:value-type="string" office:string-value="Helen">
            <text:p>Helen</text:p>
          </table:table-cell>
          <table:table-cell table:style-name="ce17" table:formula="of:=CONCATENATE(LEFT([.G8];1);LEFT([.F8];1))" office:value-type="string" office:string-value="HR">
            <text:p>HR</text:p>
          </table:table-cell>
          <table:table-cell table:formula="of:=[$master.B14]" office:value-type="float" office:value="1">
            <text:p>1</text:p>
          </table:table-cell>
          <table:table-cell table:formula="of:=[$master.K14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17" table:formula="of:=[$master.A15]" office:value-type="float" office:value="7">
            <text:p>7</text:p>
          </table:table-cell>
          <table:table-cell table:formula="of:=[$master.G15]" office:value-type="string" office:string-value="jwood">
            <text:p>jwood</text:p>
          </table:table-cell>
          <table:table-cell table:formula="of:=[$master.G15]" office:value-type="string" office:string-value="jwood">
            <text:p>jwood</text:p>
          </table:table-cell>
          <table:table-cell table:formula="of:=[$master.O15]" office:value-type="string" office:string-value="jwood@swiftconstructioncompany.net">
            <text:p>jwood@swiftconstructioncompany.net</text:p>
          </table:table-cell>
          <table:table-cell table:formula="of:=CONCATENATE(LEFT([$master.C15]);LEFT([$master.D15]))" office:value-type="string" office:string-value="JW">
            <text:p>JW</text:p>
          </table:table-cell>
          <table:table-cell table:formula="of:=[$master.D15]" office:value-type="string" office:string-value="Wood">
            <text:p>Wood</text:p>
          </table:table-cell>
          <table:table-cell table:formula="of:=[$master.C15]" office:value-type="string" office:string-value="Jacab">
            <text:p>Jacab</text:p>
          </table:table-cell>
          <table:table-cell table:style-name="ce17" table:formula="of:=CONCATENATE(LEFT([.G9];1);LEFT([.F9];1))" office:value-type="string" office:string-value="JW">
            <text:p>JW</text:p>
          </table:table-cell>
          <table:table-cell table:formula="of:=[$master.B15]" office:value-type="float" office:value="1">
            <text:p>1</text:p>
          </table:table-cell>
          <table:table-cell table:formula="of:=[$master.K15]" office:value-type="float" office:value="6">
            <text:p>6</text:p>
          </table:table-cell>
          <table:table-cell table:number-columns-repeated="230"/>
        </table:table-row>
        <table:table-row table:style-name="ro1">
          <table:table-cell table:style-name="ce17" table:formula="of:=[$master.A16]" office:value-type="float" office:value="8">
            <text:p>8</text:p>
          </table:table-cell>
          <table:table-cell table:formula="of:=[$master.G16]" office:value-type="string" office:string-value="jperiod">
            <text:p>jperiod</text:p>
          </table:table-cell>
          <table:table-cell table:formula="of:=[$master.G16]" office:value-type="string" office:string-value="jperiod">
            <text:p>jperiod</text:p>
          </table:table-cell>
          <table:table-cell table:formula="of:=[$master.O16]" office:value-type="string" office:string-value="jperiod@swiftconstructioncompany.net">
            <text:p>jperiod@swiftconstructioncompany.net</text:p>
          </table:table-cell>
          <table:table-cell table:formula="of:=CONCATENATE(LEFT([$master.C16]);LEFT([$master.D16]))" office:value-type="string" office:string-value="JP">
            <text:p>JP</text:p>
          </table:table-cell>
          <table:table-cell table:formula="of:=[$master.D16]" office:value-type="string" office:string-value="Period">
            <text:p>Period</text:p>
          </table:table-cell>
          <table:table-cell table:formula="of:=[$master.C16]" office:value-type="string" office:string-value="James">
            <text:p>James</text:p>
          </table:table-cell>
          <table:table-cell table:style-name="ce17" table:formula="of:=CONCATENATE(LEFT([.G10];1);LEFT([.F10];1))" office:value-type="string" office:string-value="JP">
            <text:p>JP</text:p>
          </table:table-cell>
          <table:table-cell table:formula="of:=[$master.B16]" office:value-type="float" office:value="1">
            <text:p>1</text:p>
          </table:table-cell>
          <table:table-cell table:formula="of:=[$master.K16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17" table:formula="of:=[$master.A17]" office:value-type="float" office:value="9">
            <text:p>9</text:p>
          </table:table-cell>
          <table:table-cell table:formula="of:=[$master.G17]" office:value-type="string" office:string-value="jhaddon">
            <text:p>jhaddon</text:p>
          </table:table-cell>
          <table:table-cell table:formula="of:=[$master.G17]" office:value-type="string" office:string-value="jhaddon">
            <text:p>jhaddon</text:p>
          </table:table-cell>
          <table:table-cell table:formula="of:=[$master.O17]" office:value-type="string" office:string-value="jhaddon@swiftconstructioncompany.net">
            <text:p>jhaddon@swiftconstructioncompany.net</text:p>
          </table:table-cell>
          <table:table-cell table:formula="of:=CONCATENATE(LEFT([$master.C17]);LEFT([$master.D17]))" office:value-type="string" office:string-value="JH">
            <text:p>JH</text:p>
          </table:table-cell>
          <table:table-cell table:formula="of:=[$master.D17]" office:value-type="string" office:string-value="Haddon">
            <text:p>Haddon</text:p>
          </table:table-cell>
          <table:table-cell table:formula="of:=[$master.C17]" office:value-type="string" office:string-value="Jennie">
            <text:p>Jennie</text:p>
          </table:table-cell>
          <table:table-cell table:style-name="ce17" table:formula="of:=CONCATENATE(LEFT([.G11];1);LEFT([.F11];1))" office:value-type="string" office:string-value="JH">
            <text:p>JH</text:p>
          </table:table-cell>
          <table:table-cell table:formula="of:=[$master.B17]" office:value-type="float" office:value="1">
            <text:p>1</text:p>
          </table:table-cell>
          <table:table-cell table:formula="of:=[$master.K17]" office:value-type="float" office:value="4">
            <text:p>4</text:p>
          </table:table-cell>
          <table:table-cell table:number-columns-repeated="230"/>
        </table:table-row>
        <table:table-row table:style-name="ro1">
          <table:table-cell table:style-name="ce17" table:formula="of:=[$master.A18]" office:value-type="float" office:value="10">
            <text:p>10</text:p>
          </table:table-cell>
          <table:table-cell table:formula="of:=[$master.G18]" office:value-type="string" office:string-value="jmorse">
            <text:p>jmorse</text:p>
          </table:table-cell>
          <table:table-cell table:formula="of:=[$master.G18]" office:value-type="string" office:string-value="jmorse">
            <text:p>jmorse</text:p>
          </table:table-cell>
          <table:table-cell table:formula="of:=[$master.O18]" office:value-type="string" office:string-value="jmorse@swiftconstructioncompany.net">
            <text:p>jmorse@swiftconstructioncompany.net</text:p>
          </table:table-cell>
          <table:table-cell table:formula="of:=CONCATENATE(LEFT([$master.C18]);LEFT([$master.D18]))" office:value-type="string" office:string-value="JM">
            <text:p>JM</text:p>
          </table:table-cell>
          <table:table-cell table:formula="of:=[$master.D18]" office:value-type="string" office:string-value="Morse">
            <text:p>Morse</text:p>
          </table:table-cell>
          <table:table-cell table:formula="of:=[$master.C18]" office:value-type="string" office:string-value="Jennie">
            <text:p>Jennie</text:p>
          </table:table-cell>
          <table:table-cell table:style-name="ce17" table:formula="of:=CONCATENATE(LEFT([.G12];1);LEFT([.F12];1))" office:value-type="string" office:string-value="JM">
            <text:p>JM</text:p>
          </table:table-cell>
          <table:table-cell table:formula="of:=[$master.B18]" office:value-type="float" office:value="1">
            <text:p>1</text:p>
          </table:table-cell>
          <table:table-cell table:formula="of:=[$master.K18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17" table:formula="of:=[$master.A19]" office:value-type="float" office:value="11">
            <text:p>11</text:p>
          </table:table-cell>
          <table:table-cell table:formula="of:=[$master.G19]" office:value-type="string" office:string-value="jsharp">
            <text:p>jsharp</text:p>
          </table:table-cell>
          <table:table-cell table:formula="of:=[$master.G19]" office:value-type="string" office:string-value="jsharp">
            <text:p>jsharp</text:p>
          </table:table-cell>
          <table:table-cell table:formula="of:=[$master.O19]" office:value-type="string" office:string-value="jsharp@swiftconstructioncompany.net">
            <text:p>jsharp@swiftconstructioncompany.net</text:p>
          </table:table-cell>
          <table:table-cell table:formula="of:=CONCATENATE(LEFT([$master.C19]);LEFT([$master.D19]))" office:value-type="string" office:string-value="JS">
            <text:p>JS</text:p>
          </table:table-cell>
          <table:table-cell table:formula="of:=[$master.D19]" office:value-type="string" office:string-value="Sharp">
            <text:p>Sharp</text:p>
          </table:table-cell>
          <table:table-cell table:formula="of:=[$master.C19]" office:value-type="string" office:string-value="John">
            <text:p>John</text:p>
          </table:table-cell>
          <table:table-cell table:style-name="ce17" table:formula="of:=CONCATENATE(LEFT([.G13];1);LEFT([.F13];1))" office:value-type="string" office:string-value="JS">
            <text:p>JS</text:p>
          </table:table-cell>
          <table:table-cell table:formula="of:=[$master.B19]" office:value-type="float" office:value="1">
            <text:p>1</text:p>
          </table:table-cell>
          <table:table-cell table:formula="of:=[$master.K19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17" table:formula="of:=[$master.A20]" office:value-type="float" office:value="12">
            <text:p>12</text:p>
          </table:table-cell>
          <table:table-cell table:formula="of:=[$master.G20]" office:value-type="string" office:string-value="mbaggert">
            <text:p>mbaggert</text:p>
          </table:table-cell>
          <table:table-cell table:formula="of:=[$master.G20]" office:value-type="string" office:string-value="mbaggert">
            <text:p>mbaggert</text:p>
          </table:table-cell>
          <table:table-cell table:formula="of:=[$master.O20]" office:value-type="string" office:string-value="mbaggert@swiftconstructioncompany.net">
            <text:p>mbaggert@swiftconstructioncompany.net</text:p>
          </table:table-cell>
          <table:table-cell table:formula="of:=CONCATENATE(LEFT([$master.C20]);LEFT([$master.D20]))" office:value-type="string" office:string-value="MB">
            <text:p>MB</text:p>
          </table:table-cell>
          <table:table-cell table:formula="of:=[$master.D20]" office:value-type="string" office:string-value="Baggert">
            <text:p>Baggert</text:p>
          </table:table-cell>
          <table:table-cell table:formula="of:=[$master.C20]" office:value-type="string" office:string-value="Martha">
            <text:p>Martha</text:p>
          </table:table-cell>
          <table:table-cell table:style-name="ce17" table:formula="of:=CONCATENATE(LEFT([.G14];1);LEFT([.F14];1))" office:value-type="string" office:string-value="MB">
            <text:p>MB</text:p>
          </table:table-cell>
          <table:table-cell table:formula="of:=[$master.B20]" office:value-type="float" office:value="1">
            <text:p>1</text:p>
          </table:table-cell>
          <table:table-cell table:formula="of:=[$master.K20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17" table:formula="of:=[$master.A21]" office:value-type="float" office:value="13">
            <text:p>13</text:p>
          </table:table-cell>
          <table:table-cell table:formula="of:=[$master.G21]" office:value-type="string" office:string-value="mnestor">
            <text:p>mnestor</text:p>
          </table:table-cell>
          <table:table-cell table:formula="of:=[$master.G21]" office:value-type="string" office:string-value="mnestor">
            <text:p>mnestor</text:p>
          </table:table-cell>
          <table:table-cell table:formula="of:=[$master.O21]" office:value-type="string" office:string-value="mnestor@swiftconstructioncompany.net">
            <text:p>mnestor@swiftconstructioncompany.net</text:p>
          </table:table-cell>
          <table:table-cell table:formula="of:=CONCATENATE(LEFT([$master.C21]);LEFT([$master.D21]))" office:value-type="string" office:string-value="MN">
            <text:p>MN</text:p>
          </table:table-cell>
          <table:table-cell table:formula="of:=[$master.D21]" office:value-type="string" office:string-value="Nestor">
            <text:p>Nestor</text:p>
          </table:table-cell>
          <table:table-cell table:formula="of:=[$master.C21]" office:value-type="string" office:string-value="Mary">
            <text:p>Mary</text:p>
          </table:table-cell>
          <table:table-cell table:style-name="ce17" table:formula="of:=CONCATENATE(LEFT([.G15];1);LEFT([.F15];1))" office:value-type="string" office:string-value="MN">
            <text:p>MN</text:p>
          </table:table-cell>
          <table:table-cell table:formula="of:=[$master.B21]" office:value-type="float" office:value="1">
            <text:p>1</text:p>
          </table:table-cell>
          <table:table-cell table:formula="of:=[$master.K21]" office:value-type="float" office:value="0">
            <text:p>0</text:p>
          </table:table-cell>
          <table:table-cell table:number-columns-repeated="230"/>
        </table:table-row>
        <table:table-row table:style-name="ro1">
          <table:table-cell table:style-name="ce17" table:formula="of:=[$master.A22]" office:value-type="float" office:value="14">
            <text:p>14</text:p>
          </table:table-cell>
          <table:table-cell table:formula="of:=[$master.G22]" office:value-type="string" office:string-value="mblair">
            <text:p>mblair</text:p>
          </table:table-cell>
          <table:table-cell table:formula="of:=[$master.G22]" office:value-type="string" office:string-value="mblair">
            <text:p>mblair</text:p>
          </table:table-cell>
          <table:table-cell table:formula="of:=[$master.O22]" office:value-type="string" office:string-value="mblair@swiftconstructioncompany.net">
            <text:p>mblair@swiftconstructioncompany.net</text:p>
          </table:table-cell>
          <table:table-cell table:formula="of:=CONCATENATE(LEFT([$master.C22]);LEFT([$master.D22]))" office:value-type="string" office:string-value="MB">
            <text:p>MB</text:p>
          </table:table-cell>
          <table:table-cell table:formula="of:=[$master.D22]" office:value-type="string" office:string-value="Blair">
            <text:p>Blair</text:p>
          </table:table-cell>
          <table:table-cell table:formula="of:=[$master.C22]" office:value-type="string" office:string-value="Minnie">
            <text:p>Minnie</text:p>
          </table:table-cell>
          <table:table-cell table:style-name="ce17" table:formula="of:=CONCATENATE(LEFT([.G16];1);LEFT([.F16];1))" office:value-type="string" office:string-value="MB">
            <text:p>MB</text:p>
          </table:table-cell>
          <table:table-cell table:formula="of:=[$master.B22]" office:value-type="float" office:value="1">
            <text:p>1</text:p>
          </table:table-cell>
          <table:table-cell table:formula="of:=[$master.K22]" office:value-type="float" office:value="1">
            <text:p>1</text:p>
          </table:table-cell>
          <table:table-cell table:number-columns-repeated="230"/>
        </table:table-row>
        <table:table-row table:style-name="ro1">
          <table:table-cell table:style-name="ce17" table:formula="of:=[$master.A23]" office:value-type="float" office:value="15">
            <text:p>15</text:p>
          </table:table-cell>
          <table:table-cell table:formula="of:=[$master.G23]" office:value-type="string" office:string-value="mdelazes">
            <text:p>mdelazes</text:p>
          </table:table-cell>
          <table:table-cell table:formula="of:=[$master.G23]" office:value-type="string" office:string-value="mdelazes">
            <text:p>mdelazes</text:p>
          </table:table-cell>
          <table:table-cell table:formula="of:=[$master.O23]" office:value-type="string" office:string-value="mdelazes@swiftconstructioncompany.net">
            <text:p>mdelazes@swiftconstructioncompany.net</text:p>
          </table:table-cell>
          <table:table-cell table:formula="of:=CONCATENATE(LEFT([$master.C23]);LEFT([$master.D23]))" office:value-type="string" office:string-value="MD">
            <text:p>MD</text:p>
          </table:table-cell>
          <table:table-cell table:formula="of:=[$master.D23]" office:value-type="string" office:string-value="DeLazes">
            <text:p>DeLazes</text:p>
          </table:table-cell>
          <table:table-cell table:formula="of:=[$master.C23]" office:value-type="string" office:string-value="Miquel">
            <text:p>Miquel</text:p>
          </table:table-cell>
          <table:table-cell table:style-name="ce17" table:formula="of:=CONCATENATE(LEFT([.G17];1);LEFT([.F17];1))" office:value-type="string" office:string-value="MD">
            <text:p>MD</text:p>
          </table:table-cell>
          <table:table-cell table:formula="of:=[$master.B23]" office:value-type="float" office:value="1">
            <text:p>1</text:p>
          </table:table-cell>
          <table:table-cell table:formula="of:=[$master.K23]" office:value-type="float" office:value="5">
            <text:p>5</text:p>
          </table:table-cell>
          <table:table-cell table:number-columns-repeated="230"/>
        </table:table-row>
        <table:table-row table:style-name="ro1">
          <table:table-cell table:style-name="ce17" table:formula="of:=[$master.A24]" office:value-type="float" office:value="16">
            <text:p>16</text:p>
          </table:table-cell>
          <table:table-cell table:formula="of:=[$master.G24]" office:value-type="string" office:string-value="nnewton">
            <text:p>nnewton</text:p>
          </table:table-cell>
          <table:table-cell table:formula="of:=[$master.G24]" office:value-type="string" office:string-value="nnewton">
            <text:p>nnewton</text:p>
          </table:table-cell>
          <table:table-cell table:formula="of:=[$master.O24]" office:value-type="string" office:string-value="nnewton@swiftconstructioncompany.net">
            <text:p>nnewton@swiftconstructioncompany.net</text:p>
          </table:table-cell>
          <table:table-cell table:formula="of:=CONCATENATE(LEFT([$master.C24]);LEFT([$master.D24]))" office:value-type="string" office:string-value="NN">
            <text:p>NN</text:p>
          </table:table-cell>
          <table:table-cell table:formula="of:=[$master.D24]" office:value-type="string" office:string-value="Newton">
            <text:p>Newton</text:p>
          </table:table-cell>
          <table:table-cell table:formula="of:=[$master.C24]" office:value-type="string" office:string-value="Ned">
            <text:p>Ned</text:p>
          </table:table-cell>
          <table:table-cell table:style-name="ce17" table:formula="of:=CONCATENATE(LEFT([.G18];1);LEFT([.F18];1))" office:value-type="string" office:string-value="NN">
            <text:p>NN</text:p>
          </table:table-cell>
          <table:table-cell table:formula="of:=[$master.B24]" office:value-type="float" office:value="1">
            <text:p>1</text:p>
          </table:table-cell>
          <table:table-cell table:formula="of:=[$master.K24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17" table:formula="of:=[$master.A25]" office:value-type="float" office:value="17">
            <text:p>17</text:p>
          </table:table-cell>
          <table:table-cell table:formula="of:=[$master.G25]" office:value-type="string" office:string-value="rsampson">
            <text:p>rsampson</text:p>
          </table:table-cell>
          <table:table-cell table:formula="of:=[$master.G25]" office:value-type="string" office:string-value="rsampson">
            <text:p>rsampson</text:p>
          </table:table-cell>
          <table:table-cell table:formula="of:=[$master.O25]" office:value-type="string" office:string-value="rsampson@swiftconstructioncompany.net">
            <text:p>rsampson@swiftconstructioncompany.net</text:p>
          </table:table-cell>
          <table:table-cell table:formula="of:=CONCATENATE(LEFT([$master.C25]);LEFT([$master.D25]))" office:value-type="string" office:string-value="RS">
            <text:p>RS</text:p>
          </table:table-cell>
          <table:table-cell table:formula="of:=[$master.D25]" office:value-type="string" office:string-value="Sampson">
            <text:p>Sampson</text:p>
          </table:table-cell>
          <table:table-cell table:formula="of:=[$master.C25]" office:value-type="string" office:string-value="Rad">
            <text:p>Rad</text:p>
          </table:table-cell>
          <table:table-cell table:style-name="ce17" table:formula="of:=CONCATENATE(LEFT([.G19];1);LEFT([.F19];1))" office:value-type="string" office:string-value="RS">
            <text:p>RS</text:p>
          </table:table-cell>
          <table:table-cell table:formula="of:=[$master.B25]" office:value-type="float" office:value="1">
            <text:p>1</text:p>
          </table:table-cell>
          <table:table-cell table:formula="of:=[$master.K25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17" table:formula="of:=[$master.A26]" office:value-type="float" office:value="18">
            <text:p>18</text:p>
          </table:table-cell>
          <table:table-cell table:formula="of:=[$master.G26]" office:value-type="string" office:string-value="smalloy">
            <text:p>smalloy</text:p>
          </table:table-cell>
          <table:table-cell table:formula="of:=[$master.G26]" office:value-type="string" office:string-value="smalloy">
            <text:p>smalloy</text:p>
          </table:table-cell>
          <table:table-cell table:formula="of:=[$master.O26]" office:value-type="string" office:string-value="smalloy@swiftconstructioncompany.net">
            <text:p>smalloy@swiftconstructioncompany.net</text:p>
          </table:table-cell>
          <table:table-cell table:formula="of:=CONCATENATE(LEFT([$master.C26]);LEFT([$master.D26]))" office:value-type="string" office:string-value="SM">
            <text:p>SM</text:p>
          </table:table-cell>
          <table:table-cell table:formula="of:=[$master.D26]" office:value-type="string" office:string-value="Malloy">
            <text:p>Malloy</text:p>
          </table:table-cell>
          <table:table-cell table:formula="of:=[$master.C26]" office:value-type="string" office:string-value="Sarah">
            <text:p>Sarah</text:p>
          </table:table-cell>
          <table:table-cell table:style-name="ce17" table:formula="of:=CONCATENATE(LEFT([.G20];1);LEFT([.F20];1))" office:value-type="string" office:string-value="SM">
            <text:p>SM</text:p>
          </table:table-cell>
          <table:table-cell table:formula="of:=[$master.B26]" office:value-type="float" office:value="1">
            <text:p>1</text:p>
          </table:table-cell>
          <table:table-cell table:formula="of:=[$master.K26]" office:value-type="float" office:value="4">
            <text:p>4</text:p>
          </table:table-cell>
          <table:table-cell table:number-columns-repeated="230"/>
        </table:table-row>
        <table:table-row table:style-name="ro1">
          <table:table-cell table:style-name="ce17" table:formula="of:=[$master.A27]" office:value-type="float" office:value="19">
            <text:p>19</text:p>
          </table:table-cell>
          <table:table-cell table:formula="of:=[$master.G27]" office:value-type="string" office:string-value="tswift">
            <text:p>tswift</text:p>
          </table:table-cell>
          <table:table-cell table:formula="of:=[$master.G27]" office:value-type="string" office:string-value="tswift">
            <text:p>tswift</text:p>
          </table:table-cell>
          <table:table-cell table:formula="of:=[$master.O27]" office:value-type="string" office:string-value="tswift@swiftconstructioncompany.net">
            <text:p>tswift@swiftconstructioncompany.net</text:p>
          </table:table-cell>
          <table:table-cell table:formula="of:=CONCATENATE(LEFT([$master.C27]);LEFT([$master.D27]))" office:value-type="string" office:string-value="TS">
            <text:p>TS</text:p>
          </table:table-cell>
          <table:table-cell table:formula="of:=[$master.D27]" office:value-type="string" office:string-value="Swift">
            <text:p>Swift</text:p>
          </table:table-cell>
          <table:table-cell table:formula="of:=[$master.C27]" office:value-type="string" office:string-value="Tom">
            <text:p>Tom</text:p>
          </table:table-cell>
          <table:table-cell table:style-name="ce17" table:formula="of:=CONCATENATE(LEFT([.G21];1);LEFT([.F21];1))" office:value-type="string" office:string-value="TS">
            <text:p>TS</text:p>
          </table:table-cell>
          <table:table-cell table:formula="of:=[$master.B27]" office:value-type="float" office:value="1">
            <text:p>1</text:p>
          </table:table-cell>
          <table:table-cell table:formula="of:=[$master.K27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17" table:formula="of:=[$master.A28]" office:value-type="float" office:value="20">
            <text:p>20</text:p>
          </table:table-cell>
          <table:table-cell table:formula="of:=[$master.G28]" office:value-type="string" office:string-value="wdamon">
            <text:p>wdamon</text:p>
          </table:table-cell>
          <table:table-cell table:formula="of:=[$master.G28]" office:value-type="string" office:string-value="wdamon">
            <text:p>wdamon</text:p>
          </table:table-cell>
          <table:table-cell table:formula="of:=[$master.O28]" office:value-type="string" office:string-value="wdamon@swiftconstructioncompany.net">
            <text:p>wdamon@swiftconstructioncompany.net</text:p>
          </table:table-cell>
          <table:table-cell table:formula="of:=CONCATENATE(LEFT([$master.C28]);LEFT([$master.D28]))" office:value-type="string" office:string-value="WD">
            <text:p>WD</text:p>
          </table:table-cell>
          <table:table-cell table:formula="of:=[$master.D28]" office:value-type="string" office:string-value="Damon">
            <text:p>Damon</text:p>
          </table:table-cell>
          <table:table-cell table:formula="of:=[$master.C28]" office:value-type="string" office:string-value="Wakefield">
            <text:p>Wakefield</text:p>
          </table:table-cell>
          <table:table-cell table:style-name="ce17" table:formula="of:=CONCATENATE(LEFT([.G22];1);LEFT([.F22];1))" office:value-type="string" office:string-value="WD">
            <text:p>WD</text:p>
          </table:table-cell>
          <table:table-cell table:formula="of:=[$master.B28]" office:value-type="float" office:value="1">
            <text:p>1</text:p>
          </table:table-cell>
          <table:table-cell table:formula="of:=[$master.K28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17" table:formula="of:=[$master.A29]" office:value-type="float" office:value="21">
            <text:p>21</text:p>
          </table:table-cell>
          <table:table-cell table:formula="of:=[$master.G29]" office:value-type="string" office:string-value="wcrawford">
            <text:p>wcrawford</text:p>
          </table:table-cell>
          <table:table-cell table:formula="of:=[$master.G29]" office:value-type="string" office:string-value="wcrawford">
            <text:p>wcrawford</text:p>
          </table:table-cell>
          <table:table-cell table:formula="of:=[$master.O29]" office:value-type="string" office:string-value="wcrawford@swiftconstructioncompany.net">
            <text:p>wcrawford@swiftconstructioncompany.net</text:p>
          </table:table-cell>
          <table:table-cell table:formula="of:=CONCATENATE(LEFT([$master.C29]);LEFT([$master.D29]))" office:value-type="string" office:string-value="WC">
            <text:p>WC</text:p>
          </table:table-cell>
          <table:table-cell table:formula="of:=[$master.D29]" office:value-type="string" office:string-value="Crawford">
            <text:p>Crawford</text:p>
          </table:table-cell>
          <table:table-cell table:formula="of:=[$master.C29]" office:value-type="string" office:string-value="William">
            <text:p>William</text:p>
          </table:table-cell>
          <table:table-cell table:style-name="ce17" table:formula="of:=CONCATENATE(LEFT([.G23];1);LEFT([.F23];1))" office:value-type="string" office:string-value="WC">
            <text:p>WC</text:p>
          </table:table-cell>
          <table:table-cell table:formula="of:=[$master.B29]" office:value-type="float" office:value="1">
            <text:p>1</text:p>
          </table:table-cell>
          <table:table-cell table:formula="of:=[$master.K29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17" office:value-type="float" office:value="22">
            <office:annotation draw:style-name="gr2" draw:text-style-name="P2" svg:width="1.1413in" svg:height="0.7626in" svg:x="1.1374in" svg:y="4.9299in" draw:caption-point-x="-0.2437in" draw:caption-point-y="0.1819in">
              <dc:date>2014-08-27T00:00:00</dc:date>
              <text:p text:style-name="P2"><text:span text:style-name="T3">Added to be consistent with Yii app skeleton</text:span></text:p>
            </office:annotation>
            <text:p>22</text:p>
          </table:table-cell>
          <table:table-cell office:value-type="string">
            <office:annotation draw:style-name="gr3" draw:text-style-name="P2" svg:width="2.2327in" svg:height="0.6626in" svg:x="2.1291in" svg:y="4.2626in" draw:caption-point-x="-0.3374in" draw:caption-point-y="0.8492in">
              <dc:creator>DRS</dc:creator>
              <dc:date>2015-03-31T00:00:00</dc:date>
              <text:p text:style-name="P2"><text:span text:style-name="T3">Include for convenience during development (Yii skeleton app default users)</text:span></text:p>
            </office:annotation>
            <text:p>admin</text:p>
          </table:table-cell>
          <table:table-cell office:value-type="string">
            <text:p>admin</text:p>
          </table:table-cell>
          <table:table-cell office:value-type="string">
            <text:p>tswift@swiftconstructioncompany.net</text:p>
          </table:table-cell>
          <table:table-cell office:value-type="string">
            <text:p>admin</text:p>
          </table:table-cell>
          <table:table-cell office:value-type="string">
            <text:p>Administrator</text:p>
          </table:table-cell>
          <table:table-cell office:value-type="string">
            <text:p>System</text:p>
          </table:table-cell>
          <table:table-cell table:style-name="ce17" table:formula="of:=CONCATENATE(LEFT([.G24];1);LEFT([.F24];1))" office:value-type="string" office:string-value="SA">
            <text:p>S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0"/>
        </table:table-row>
        <table:table-row table:style-name="ro1">
          <table:table-cell table:style-name="ce17" office:value-type="float" office:value="23">
            <office:annotation draw:style-name="gr2" draw:text-style-name="P2" svg:width="1.1413in" svg:height="0.7626in" svg:x="1.1374in" svg:y="5.1205in" draw:caption-point-x="-0.2437in" draw:caption-point-y="0.2134in">
              <dc:date>2014-08-27T00:00:00</dc:date>
              <text:p text:style-name="P2"><text:span text:style-name="T3">Added to be consistent with Yii app skeleton</text:span></text:p>
            </office:annotation>
            <text:p>23</text:p>
          </table:table-cell>
          <table:table-cell office:value-type="string">
            <office:annotation draw:style-name="gr3" draw:text-style-name="P2" svg:width="2.2327in" svg:height="0.6626in" svg:x="2.5268in" svg:y="4.6484in" draw:caption-point-x="-0.735in" draw:caption-point-y="0.6854in">
              <dc:creator>DRS</dc:creator>
              <dc:date>2015-03-31T00:00:00</dc:date>
              <text:p text:style-name="P2"><text:span text:style-name="T3">Include for convenience during development (Yii skeleton app default users)</text:span></text:p>
            </office:annotation>
            <text:p>demo</text:p>
          </table:table-cell>
          <table:table-cell office:value-type="string">
            <text:p>demo</text:p>
          </table:table-cell>
          <table:table-cell office:value-type="string">
            <text:p>tswift@swiftconstructioncompany.net</text:p>
          </table:table-cell>
          <table:table-cell office:value-type="string">
            <text:p>demo</text:p>
          </table:table-cell>
          <table:table-cell office:value-type="string">
            <text:p>User</text:p>
          </table:table-cell>
          <table:table-cell office:value-type="string">
            <text:p>Demo</text:p>
          </table:table-cell>
          <table:table-cell table:style-name="ce17" table:formula="of:=CONCATENATE(LEFT([.G25];1);LEFT([.F25];1))" office:value-type="string" office:string-value="DU">
            <text:p>DU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30"/>
        </table:table-row>
        <table:table-row table:style-name="ro1" table:number-rows-repeated="1048550">
          <table:table-cell table:number-columns-repeated="240"/>
        </table:table-row>
        <table:table-row table:style-name="ro1">
          <table:table-cell table:number-columns-repeated="240"/>
        </table:table-row>
        <table:named-expressions>
          <table:named-range table:name="Excel_BuiltIn_Print_Area" table:base-cell-address="$master.$A$1" table:cell-range-address="$'person-maestro'.$B$1:.$I$23" table:range-usable-as="print-range"/>
          <table:named-range table:name="_xlnm.Print_Area" table:base-cell-address="$master.$A$1" table:cell-range-address="$'person-maestro'.$B$1:.$I$23"/>
        </table:named-expressions>
      </table:table>
      <table:table table:name="person-maestro-profile" table:style-name="ta2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0" table:default-cell-style-name="Default"/>
        <table:table-row table:style-name="ro3">
          <table:table-cell table:style-name="ce23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Description</text:p>
          </table:table-cell>
          <table:table-cell table:style-name="ce29" office:value-type="string">
            <text:p>Create User, Edit Perm Group</text:p>
          </table:table-cell>
          <table:table-cell table:style-name="ce29" office:value-type="string">
            <text:p>ECO Admin and Item Status</text:p>
          </table:table-cell>
          <table:table-cell table:style-name="ce29" office:value-type="string">
            <text:p>Create PN</text:p>
          </table:table-cell>
          <table:table-cell table:style-name="ce29" office:value-type="string">
            <text:p>Item Specs, Parts Lists, Made From, Files</text:p>
          </table:table-cell>
          <table:table-cell table:style-name="ce29" office:value-type="string">
            <text:p>Item User 6-10 (stock location/bin)</text:p>
          </table:table-cell>
          <table:table-cell table:style-name="ce29" office:value-type="string">
            <text:p>Costs + <text:s/>Update Costs when making Purch List</text:p>
          </table:table-cell>
          <table:table-cell table:style-name="ce29" office:value-type="string">
            <text:p>Sources (vendor, mfr, mfr pn, line card)</text:p>
          </table:table-cell>
          <table:table-cell table:style-name="ce29" office:value-type="string">
            <text:p>Cust &amp; Jobs (View)</text:p>
          </table:table-cell>
          <table:table-cell table:style-name="ce29" office:value-type="string">
            <text:p>Cust (Edit)</text:p>
          </table:table-cell>
          <table:table-cell table:style-name="ce29" office:value-type="string">
            <text:p>Job</text:p>
          </table:table-cell>
          <table:table-cell table:style-name="ce29" office:value-type="string">
            <text:p>PO</text:p>
          </table:table-cell>
          <table:table-cell table:style-name="ce29" office:value-type="string">
            <text:p>RFQ</text:p>
          </table:table-cell>
          <table:table-cell table:style-name="ce29" office:value-type="string">
            <text:p>Overkit Entries</text:p>
          </table:table-cell>
          <table:table-cell table:style-name="ce29" office:value-type="string">
            <text:p>Min Stk Entries</text:p>
          </table:table-cell>
          <table:table-cell table:style-name="ce29" office:value-type="string">
            <text:p>Stock Qtys</text:p>
          </table:table-cell>
          <table:table-cell table:style-name="ce29" office:value-type="string">
            <text:p>Units of Measure</text:p>
          </table:table-cell>
          <table:table-cell table:style-name="ce29" office:value-type="string">
            <text:p>Print</text:p>
          </table:table-cell>
          <table:table-cell table:style-name="ce29" office:value-type="string">
            <text:p>Report Design</text:p>
          </table:table-cell>
          <table:table-cell table:style-name="ce29" office:value-type="string">
            <text:p>Import</text:p>
          </table:table-cell>
          <table:table-cell table:style-name="ce29" office:value-type="string">
            <text:p>Export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office:value-type="string">
            <text:p>Admin</text:p>
          </table:table-cell>
          <table:table-cell office:value-type="string">
            <text:p>Full permissions</text:p>
          </table:table-cell>
          <table:table-cell table:number-columns-repeated="20" table:style-name="ce22" office:value-type="string">
            <text:p>X</text:p>
          </table:table-cell>
        </table:table-row>
        <table:table-row table:style-name="ro4">
          <table:table-cell table:style-name="ce22" office:value-type="float" office:value="1">
            <text:p>1</text:p>
          </table:table-cell>
          <table:table-cell office:value-type="string">
            <text:p>Eng</text:p>
          </table:table-cell>
          <table:table-cell office:value-type="string">
            <text:p>Specifies parts (and BOMs, including overkit qty if known at</text:p>
            <text:p>design), including sources and source costs, issuing RFQs for</text:p>
            <text:p>costs, and importing part, BOM and sources data.</text:p>
          </table:table-cell>
          <table:table-cell table:style-name="ce22" table:number-columns-repeated="2"/>
          <table:table-cell table:number-columns-repeated="2" table:style-name="ce22" office:value-type="string">
            <text:p>X</text:p>
          </table:table-cell>
          <table:table-cell table:style-name="ce22"/>
          <table:table-cell table:number-columns-repeated="3" table:style-name="ce22" office:value-type="string">
            <text:p>X</text:p>
          </table:table-cell>
          <table:table-cell table:style-name="ce22" table:number-columns-repeated="3"/>
          <table:table-cell table:number-columns-repeated="2" table:style-name="ce22" office:value-type="string">
            <text:p>X</text:p>
          </table:table-cell>
          <table:table-cell table:style-name="ce22" table:number-columns-repeated="2"/>
          <table:table-cell table:number-columns-repeated="5" table:style-name="ce22" office:value-type="string">
            <text:p>X</text:p>
          </table:table-cell>
        </table:table-row>
        <table:table-row table:style-name="ro4">
          <table:table-cell table:style-name="ce22" office:value-type="float" office:value="2">
            <text:p>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,</text:p>
            <text:p>Vendors (account info), Customers (account info), and Jobs</text:p>
            <text:p>(invoiced date, completed date)</text:p>
          </table:table-cell>
          <table:table-cell table:style-name="ce22" table:number-columns-repeated="6"/>
          <table:table-cell table:number-columns-repeated="5" table:style-name="ce22" office:value-type="string">
            <text:p>X</text:p>
          </table:table-cell>
          <table:table-cell table:style-name="ce22" table:number-columns-repeated="5"/>
          <table:table-cell table:number-columns-repeated="2" table:style-name="ce22" office:value-type="string">
            <text:p>X</text:p>
          </table:table-cell>
          <table:table-cell table:style-name="ce22"/>
          <table:table-cell table:style-name="ce22" office:value-type="string">
            <text:p>X</text:p>
          </table:table-cell>
        </table:table-row>
        <table:table-row table:style-name="ro5">
          <table:table-cell table:style-name="ce22" office:value-type="float" office:value="3">
            <text:p>3</text:p>
          </table:table-cell>
          <table:table-cell office:value-type="string">
            <text:p>MfgBuild</text:p>
          </table:table-cell>
          <table:table-cell office:value-type="string">
            <text:p>Manages builds (control is via stock qty control), issues material,</text:p>
            <text:p>sets overkit and minimum stocking quantities.</text:p>
          </table:table-cell>
          <table:table-cell table:style-name="ce22" table:number-columns-repeated="7"/>
          <table:table-cell table:style-name="ce22" office:value-type="string">
            <text:p>X</text:p>
          </table:table-cell>
          <table:table-cell table:style-name="ce22" table:number-columns-repeated="4"/>
          <table:table-cell table:number-columns-repeated="3" table:style-name="ce22" office:value-type="string">
            <text:p>X</text:p>
          </table:table-cell>
          <table:table-cell table:style-name="ce22"/>
          <table:table-cell table:number-columns-repeated="2" table:style-name="ce22" office:value-type="string">
            <text:p>X</text:p>
          </table:table-cell>
          <table:table-cell/>
          <table:table-cell table:style-name="ce22" office:value-type="string">
            <text:p>X</text:p>
          </table:table-cell>
        </table:table-row>
        <table:table-row table:style-name="ro5">
          <table:table-cell table:style-name="ce22" office:value-type="float" office:value="4">
            <text:p>4</text:p>
          </table:table-cell>
          <table:table-cell office:value-type="string">
            <text:p>PurchRcv</text:p>
          </table:table-cell>
          <table:table-cell office:value-type="string">
            <text:p>Issuing RFQs, entering part costs, assembly costing, issuing</text:p>
            <text:p>POs, receiving goods into stock, assigning stock locations.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office:value-type="string">
            <text:p>X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2"/>
          <table:table-cell table:number-columns-repeated="2" table:style-name="ce22" office:value-type="string">
            <text:p>X</text:p>
          </table:table-cell>
          <table:table-cell table:style-name="ce22"/>
          <table:table-cell table:number-columns-repeated="2" table:style-name="ce22" office:value-type="string">
            <text:p>X</text:p>
          </table:table-cell>
          <table:table-cell table:style-name="ce22"/>
          <table:table-cell table:number-columns-repeated="2" table:style-name="ce22" office:value-type="string">
            <text:p>X</text:p>
          </table:table-cell>
          <table:table-cell table:style-name="ce22"/>
          <table:table-cell table:style-name="ce22" office:value-type="string">
            <text:p>X</text:p>
          </table:table-cell>
        </table:table-row>
        <table:table-row table:style-name="ro4">
          <table:table-cell table:style-name="ce22" office:value-type="float" office:value="5">
            <text:p>5</text:p>
          </table:table-cell>
          <table:table-cell office:value-type="string">
            <text:p>RelCtrl</text:p>
          </table:table-cell>
          <table:table-cell office:value-type="string">
            <text:p>Changes part Status to Released when part is deemed</text:p>
            <text:p>“released”. Upon a change request, archives current revision</text:p>
            <text:p>BOM and changes Status to Unreleased with new rev level.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22" office:value-type="string">
            <text:p>X</text:p>
          </table:table-cell>
          <table:table-cell table:style-name="ce22" table:number-columns-repeated="8"/>
          <table:table-cell table:number-columns-repeated="2" table:style-name="ce22" office:value-type="string">
            <text:p>X</text:p>
          </table:table-cell>
          <table:table-cell table:style-name="ce22"/>
          <table:table-cell table:style-name="ce22" office:value-type="string">
            <text:p>X</text:p>
          </table:table-cell>
        </table:table-row>
        <table:table-row table:style-name="ro6">
          <table:table-cell table:style-name="ce22" office:value-type="float" office:value="6">
            <text:p>6</text:p>
          </table:table-cell>
          <table:table-cell office:value-type="string">
            <text:p>Sales</text:p>
          </table:table-cell>
          <table:table-cell office:value-type="string">
            <text:p>Creates and maintains appropriate customer data (contact,</text:p>
            <text:p>addresses, etc.), creates and maintains appropriate job data</text:p>
            <text:p>(created data, promised date, shipped date, customer order,</text:p>
            <text:p>Etc.).</text:p>
          </table:table-cell>
          <table:table-cell table:style-name="ce22" table:number-columns-repeated="7"/>
          <table:table-cell table:number-columns-repeated="3" table:style-name="ce22" office:value-type="string">
            <text:p>X</text:p>
          </table:table-cell>
          <table:table-cell table:style-name="ce22" table:number-columns-repeated="6"/>
          <table:table-cell table:number-columns-repeated="2" table:style-name="ce22" office:value-type="string">
            <text:p>X</text:p>
          </table:table-cell>
          <table:table-cell table:style-name="ce22"/>
          <table:table-cell table:style-name="ce22" office:value-type="string">
            <text:p>X</text:p>
          </table:table-cell>
        </table:table-row>
        <table:table-row table:style-name="ro1">
          <table:table-cell table:style-name="ce22" office:value-type="float" office:value="7">
            <text:p>7</text:p>
          </table:table-cell>
          <table:table-cell office:value-type="string">
            <text:p>View</text:p>
          </table:table-cell>
          <table:table-cell office:value-type="string">
            <text:p>Read access to all data, including exporting and creating reports.</text:p>
          </table:table-cell>
          <table:table-cell table:style-name="ce22" table:number-columns-repeated="7"/>
          <table:table-cell table:style-name="ce22" office:value-type="string">
            <text:p>X</text:p>
          </table:table-cell>
          <table:table-cell table:style-name="ce22" table:number-columns-repeated="8"/>
          <table:table-cell table:number-columns-repeated="2" table:style-name="ce22" office:value-type="string">
            <text:p>X</text:p>
          </table:table-cell>
          <table:table-cell table:style-name="ce22"/>
          <table:table-cell table:style-name="ce22" office:value-type="string">
            <text:p>X</text:p>
          </table:table-cell>
        </table:table-row>
        <table:table-row table:style-name="ro1" table:number-rows-repeated="1048544">
          <table:table-cell table:number-columns-repeated="23"/>
        </table:table-row>
        <table:table-row table:style-name="ro1">
          <table:table-cell table:number-columns-repeated="23"/>
        </table:table-row>
        <table:named-expressions/>
      </table:table>
      <table:table table:name="person-maestro-status" table:style-name="ta2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23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Description</text:p>
          </table:table-cell>
        </table:table-row>
        <table:table-row table:style-name="ro5">
          <table:table-cell table:style-name="ce22" office:value-type="float" office:value="0">
            <text:p>0</text:p>
          </table:table-cell>
          <table:table-cell office:value-type="string">
            <text:p>Inactive</text:p>
          </table:table-cell>
          <table:table-cell table:style-name="ce30" office:value-type="string">
            <text:p>Person is not available for selection when a person must be specified.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office:value-type="string">
            <text:p>Active</text:p>
          </table:table-cell>
          <table:table-cell table:style-name="ce30" office:value-type="string">
            <text:p>Person is fully available.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opendocman" table:style-name="ta2">
        <office:forms form:automatic-focus="false" form:apply-design-mode="false"/>
        <table:table-column table:style-name="co43" table:default-cell-style-name="Default"/>
        <table:table-column table:style-name="co7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1">
          <table:table-cell table:formula="of:=[$master.D8]" office:value-type="string" office:string-value="Jenks">
            <text:p>Jenks</text:p>
          </table:table-cell>
          <table:table-cell table:formula="of:=[$master.C8]" office:value-type="string" office:string-value="Barcoe">
            <text:p>Barcoe</text:p>
          </table:table-cell>
          <table:table-cell table:formula="of:=[$master.G8]" office:value-type="string" office:string-value="bjenks">
            <text:p>bjenks</text:p>
          </table:table-cell>
          <table:table-cell table:formula="of:=[$master.Y8]" office:value-type="string" office:string-value="1-315-123-4567">
            <text:p>1-315-123-4567</text:p>
          </table:table-cell>
          <table:table-cell table:formula="of:=[$master.O8]" office:value-type="string" office:string-value="bjenks@swiftconstructioncompany.net">
            <text:p>bjenks@swiftconstructioncompany.net</text:p>
          </table:table-cell>
          <table:table-cell table:formula="of:=[$master.Q8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9]" office:value-type="string" office:string-value="Swift">
            <text:p>Swift</text:p>
          </table:table-cell>
          <table:table-cell table:formula="of:=[$master.C9]" office:value-type="string" office:string-value="Barton">
            <text:p>Barton</text:p>
          </table:table-cell>
          <table:table-cell table:formula="of:=[$master.G9]" office:value-type="string" office:string-value="bswift">
            <text:p>bswift</text:p>
          </table:table-cell>
          <table:table-cell table:formula="of:=[$master.Y9]" office:value-type="string" office:string-value="1-315-123-4567">
            <text:p>1-315-123-4567</text:p>
          </table:table-cell>
          <table:table-cell table:formula="of:=[$master.O9]" office:value-type="string" office:string-value="bswift@swiftconstructioncompany.net">
            <text:p>bswift@swiftconstructioncompany.net</text:p>
          </table:table-cell>
          <table:table-cell table:formula="of:=[$master.Q9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1">
          <table:table-cell table:formula="of:=[$master.D10]" office:value-type="string" office:string-value="Armstrong">
            <text:p>Armstrong</text:p>
          </table:table-cell>
          <table:table-cell table:formula="of:=[$master.C10]" office:value-type="string" office:string-value="Bub">
            <text:p>Bub</text:p>
          </table:table-cell>
          <table:table-cell table:formula="of:=[$master.G10]" office:value-type="string" office:string-value="barmstrong">
            <text:p>barmstrong</text:p>
          </table:table-cell>
          <table:table-cell table:formula="of:=[$master.Y10]" office:value-type="string" office:string-value="1-315-123-4567">
            <text:p>1-315-123-4567</text:p>
          </table:table-cell>
          <table:table-cell table:formula="of:=[$master.O10]" office:value-type="string" office:string-value="barmstrong@swiftconstructioncompany.net">
            <text:p>barmstrong@swiftconstructioncompany.net</text:p>
          </table:table-cell>
          <table:table-cell table:formula="of:=[$master.Q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1]" office:value-type="string" office:string-value="Mason">
            <text:p>Mason</text:p>
          </table:table-cell>
          <table:table-cell table:formula="of:=[$master.C11]" office:value-type="string" office:string-value="Frank">
            <text:p>Frank</text:p>
          </table:table-cell>
          <table:table-cell table:formula="of:=[$master.G11]" office:value-type="string" office:string-value="fmason">
            <text:p>fmason</text:p>
          </table:table-cell>
          <table:table-cell table:formula="of:=[$master.Y11]" office:value-type="string" office:string-value="1-315-123-4567">
            <text:p>1-315-123-4567</text:p>
          </table:table-cell>
          <table:table-cell table:formula="of:=[$master.O11]" office:value-type="string" office:string-value="fmason@swiftconstructioncompany.net">
            <text:p>fmason@swiftconstructioncompany.net</text:p>
          </table:table-cell>
          <table:table-cell table:formula="of:=[$master.Q11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1">
          <table:table-cell table:formula="of:=[$master.D12]" office:value-type="string" office:string-value="Jackson">
            <text:p>Jackson</text:p>
          </table:table-cell>
          <table:table-cell table:formula="of:=[$master.C12]" office:value-type="string" office:string-value="Garret">
            <text:p>Garret</text:p>
          </table:table-cell>
          <table:table-cell table:formula="of:=[$master.G12]" office:value-type="string" office:string-value="gjackson">
            <text:p>gjackson</text:p>
          </table:table-cell>
          <table:table-cell table:formula="of:=[$master.Y12]" office:value-type="string" office:string-value="1-315-123-4567">
            <text:p>1-315-123-4567</text:p>
          </table:table-cell>
          <table:table-cell table:formula="of:=[$master.O12]" office:value-type="string" office:string-value="gjackson@swiftconstructioncompany.net">
            <text:p>gjackson@swiftconstructioncompany.net</text:p>
          </table:table-cell>
          <table:table-cell table:formula="of:=[$master.Q12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1">
          <table:table-cell table:formula="of:=[$master.D13]" office:value-type="string" office:string-value="Baldwin">
            <text:p>Baldwin</text:p>
          </table:table-cell>
          <table:table-cell table:formula="of:=[$master.C13]" office:value-type="string" office:string-value="Hank">
            <text:p>Hank</text:p>
          </table:table-cell>
          <table:table-cell table:formula="of:=[$master.G13]" office:value-type="string" office:string-value="hbaldwin">
            <text:p>hbaldwin</text:p>
          </table:table-cell>
          <table:table-cell table:formula="of:=[$master.Y13]" office:value-type="string" office:string-value="1-315-123-4567">
            <text:p>1-315-123-4567</text:p>
          </table:table-cell>
          <table:table-cell table:formula="of:=[$master.O13]" office:value-type="string" office:string-value="hbaldwin@swiftconstructioncompany.net">
            <text:p>hbaldwin@swiftconstructioncompany.net</text:p>
          </table:table-cell>
          <table:table-cell table:formula="of:=[$master.Q13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4]" office:value-type="string" office:string-value="Randall">
            <text:p>Randall</text:p>
          </table:table-cell>
          <table:table-cell table:formula="of:=[$master.C14]" office:value-type="string" office:string-value="Helen">
            <text:p>Helen</text:p>
          </table:table-cell>
          <table:table-cell table:formula="of:=[$master.G14]" office:value-type="string" office:string-value="hrandall">
            <text:p>hrandall</text:p>
          </table:table-cell>
          <table:table-cell table:formula="of:=[$master.Y14]" office:value-type="string" office:string-value="1-315-123-4567">
            <text:p>1-315-123-4567</text:p>
          </table:table-cell>
          <table:table-cell table:formula="of:=[$master.O14]" office:value-type="string" office:string-value="hrandall@swiftconstructioncompany.net">
            <text:p>hrandall@swiftconstructioncompany.net</text:p>
          </table:table-cell>
          <table:table-cell table:formula="of:=[$master.Q1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5]" office:value-type="string" office:string-value="Wood">
            <text:p>Wood</text:p>
          </table:table-cell>
          <table:table-cell table:formula="of:=[$master.C15]" office:value-type="string" office:string-value="Jacab">
            <text:p>Jacab</text:p>
          </table:table-cell>
          <table:table-cell table:formula="of:=[$master.G15]" office:value-type="string" office:string-value="jwood">
            <text:p>jwood</text:p>
          </table:table-cell>
          <table:table-cell table:formula="of:=[$master.Y15]" office:value-type="string" office:string-value="1-315-123-4567">
            <text:p>1-315-123-4567</text:p>
          </table:table-cell>
          <table:table-cell table:formula="of:=[$master.O15]" office:value-type="string" office:string-value="jwood@swiftconstructioncompany.net">
            <text:p>jwood@swiftconstructioncompany.net</text:p>
          </table:table-cell>
          <table:table-cell table:formula="of:=[$master.Q15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6]" office:value-type="string" office:string-value="Period">
            <text:p>Period</text:p>
          </table:table-cell>
          <table:table-cell table:formula="of:=[$master.C16]" office:value-type="string" office:string-value="James">
            <text:p>James</text:p>
          </table:table-cell>
          <table:table-cell table:formula="of:=[$master.G16]" office:value-type="string" office:string-value="jperiod">
            <text:p>jperiod</text:p>
          </table:table-cell>
          <table:table-cell table:formula="of:=[$master.Y16]" office:value-type="string" office:string-value="1-315-123-4567">
            <text:p>1-315-123-4567</text:p>
          </table:table-cell>
          <table:table-cell table:formula="of:=[$master.O16]" office:value-type="string" office:string-value="jperiod@swiftconstructioncompany.net">
            <text:p>jperiod@swiftconstructioncompany.net</text:p>
          </table:table-cell>
          <table:table-cell table:formula="of:=[$master.Q16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7]" office:value-type="string" office:string-value="Haddon">
            <text:p>Haddon</text:p>
          </table:table-cell>
          <table:table-cell table:formula="of:=[$master.C17]" office:value-type="string" office:string-value="Jennie">
            <text:p>Jennie</text:p>
          </table:table-cell>
          <table:table-cell table:formula="of:=[$master.G17]" office:value-type="string" office:string-value="jhaddon">
            <text:p>jhaddon</text:p>
          </table:table-cell>
          <table:table-cell table:formula="of:=[$master.Y17]" office:value-type="string" office:string-value="1-315-123-4567">
            <text:p>1-315-123-4567</text:p>
          </table:table-cell>
          <table:table-cell table:formula="of:=[$master.O17]" office:value-type="string" office:string-value="jhaddon@swiftconstructioncompany.net">
            <text:p>jhaddon@swiftconstructioncompany.net</text:p>
          </table:table-cell>
          <table:table-cell table:formula="of:=[$master.Q17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8]" office:value-type="string" office:string-value="Morse">
            <text:p>Morse</text:p>
          </table:table-cell>
          <table:table-cell table:formula="of:=[$master.C18]" office:value-type="string" office:string-value="Jennie">
            <text:p>Jennie</text:p>
          </table:table-cell>
          <table:table-cell table:formula="of:=[$master.G18]" office:value-type="string" office:string-value="jmorse">
            <text:p>jmorse</text:p>
          </table:table-cell>
          <table:table-cell table:formula="of:=[$master.Y18]" office:value-type="string" office:string-value="1-315-123-4567">
            <text:p>1-315-123-4567</text:p>
          </table:table-cell>
          <table:table-cell table:formula="of:=[$master.O18]" office:value-type="string" office:string-value="jmorse@swiftconstructioncompany.net">
            <text:p>jmorse@swiftconstructioncompany.net</text:p>
          </table:table-cell>
          <table:table-cell table:formula="of:=[$master.Q18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9]" office:value-type="string" office:string-value="Sharp">
            <text:p>Sharp</text:p>
          </table:table-cell>
          <table:table-cell table:formula="of:=[$master.C19]" office:value-type="string" office:string-value="John">
            <text:p>John</text:p>
          </table:table-cell>
          <table:table-cell table:formula="of:=[$master.G19]" office:value-type="string" office:string-value="jsharp">
            <text:p>jsharp</text:p>
          </table:table-cell>
          <table:table-cell table:formula="of:=[$master.Y19]" office:value-type="string" office:string-value="1-315-123-4567">
            <text:p>1-315-123-4567</text:p>
          </table:table-cell>
          <table:table-cell table:formula="of:=[$master.O19]" office:value-type="string" office:string-value="jsharp@swiftconstructioncompany.net">
            <text:p>jsharp@swiftconstructioncompany.net</text:p>
          </table:table-cell>
          <table:table-cell table:formula="of:=[$master.Q19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0]" office:value-type="string" office:string-value="Baggert">
            <text:p>Baggert</text:p>
          </table:table-cell>
          <table:table-cell table:formula="of:=[$master.C20]" office:value-type="string" office:string-value="Martha">
            <text:p>Martha</text:p>
          </table:table-cell>
          <table:table-cell table:formula="of:=[$master.G20]" office:value-type="string" office:string-value="mbaggert">
            <text:p>mbaggert</text:p>
          </table:table-cell>
          <table:table-cell table:formula="of:=[$master.Y20]" office:value-type="string" office:string-value="1-315-123-4567">
            <text:p>1-315-123-4567</text:p>
          </table:table-cell>
          <table:table-cell table:formula="of:=[$master.O20]" office:value-type="string" office:string-value="mbaggert@swiftconstructioncompany.net">
            <text:p>mbaggert@swiftconstructioncompany.net</text:p>
          </table:table-cell>
          <table:table-cell table:formula="of:=[$master.Q20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1]" office:value-type="string" office:string-value="Nestor">
            <text:p>Nestor</text:p>
          </table:table-cell>
          <table:table-cell table:formula="of:=[$master.C21]" office:value-type="string" office:string-value="Mary">
            <text:p>Mary</text:p>
          </table:table-cell>
          <table:table-cell table:formula="of:=[$master.G21]" office:value-type="string" office:string-value="mnestor">
            <text:p>mnestor</text:p>
          </table:table-cell>
          <table:table-cell table:formula="of:=[$master.Y21]" office:value-type="string" office:string-value="1-315-123-4567">
            <text:p>1-315-123-4567</text:p>
          </table:table-cell>
          <table:table-cell table:formula="of:=[$master.O21]" office:value-type="string" office:string-value="mnestor@swiftconstructioncompany.net">
            <text:p>mnestor@swiftconstructioncompany.net</text:p>
          </table:table-cell>
          <table:table-cell table:formula="of:=[$master.Q21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1">
          <table:table-cell table:formula="of:=[$master.D22]" office:value-type="string" office:string-value="Blair">
            <text:p>Blair</text:p>
          </table:table-cell>
          <table:table-cell table:formula="of:=[$master.C22]" office:value-type="string" office:string-value="Minnie">
            <text:p>Minnie</text:p>
          </table:table-cell>
          <table:table-cell table:formula="of:=[$master.G22]" office:value-type="string" office:string-value="mblair">
            <text:p>mblair</text:p>
          </table:table-cell>
          <table:table-cell table:formula="of:=[$master.Y22]" office:value-type="string" office:string-value="1-315-123-4567">
            <text:p>1-315-123-4567</text:p>
          </table:table-cell>
          <table:table-cell table:formula="of:=[$master.O22]" office:value-type="string" office:string-value="mblair@swiftconstructioncompany.net">
            <text:p>mblair@swiftconstructioncompany.net</text:p>
          </table:table-cell>
          <table:table-cell table:formula="of:=[$master.Q22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1">
          <table:table-cell table:formula="of:=[$master.D23]" office:value-type="string" office:string-value="DeLazes">
            <text:p>DeLazes</text:p>
          </table:table-cell>
          <table:table-cell table:formula="of:=[$master.C23]" office:value-type="string" office:string-value="Miquel">
            <text:p>Miquel</text:p>
          </table:table-cell>
          <table:table-cell table:formula="of:=[$master.G23]" office:value-type="string" office:string-value="mdelazes">
            <text:p>mdelazes</text:p>
          </table:table-cell>
          <table:table-cell table:formula="of:=[$master.Y23]" office:value-type="string" office:string-value="1-315-123-4567">
            <text:p>1-315-123-4567</text:p>
          </table:table-cell>
          <table:table-cell table:formula="of:=[$master.O23]" office:value-type="string" office:string-value="mdelazes@swiftconstructioncompany.net">
            <text:p>mdelazes@swiftconstructioncompany.net</text:p>
          </table:table-cell>
          <table:table-cell table:formula="of:=[$master.Q23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1">
          <table:table-cell table:formula="of:=[$master.D24]" office:value-type="string" office:string-value="Newton">
            <text:p>Newton</text:p>
          </table:table-cell>
          <table:table-cell table:formula="of:=[$master.C24]" office:value-type="string" office:string-value="Ned">
            <text:p>Ned</text:p>
          </table:table-cell>
          <table:table-cell table:formula="of:=[$master.G24]" office:value-type="string" office:string-value="nnewton">
            <text:p>nnewton</text:p>
          </table:table-cell>
          <table:table-cell table:formula="of:=[$master.Y24]" office:value-type="string" office:string-value="1-315-123-4567">
            <text:p>1-315-123-4567</text:p>
          </table:table-cell>
          <table:table-cell table:formula="of:=[$master.O24]" office:value-type="string" office:string-value="nnewton@swiftconstructioncompany.net">
            <text:p>nnewton@swiftconstructioncompany.net</text:p>
          </table:table-cell>
          <table:table-cell table:formula="of:=[$master.Q2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5]" office:value-type="string" office:string-value="Sampson">
            <text:p>Sampson</text:p>
          </table:table-cell>
          <table:table-cell table:formula="of:=[$master.C25]" office:value-type="string" office:string-value="Rad">
            <text:p>Rad</text:p>
          </table:table-cell>
          <table:table-cell table:formula="of:=[$master.G25]" office:value-type="string" office:string-value="rsampson">
            <text:p>rsampson</text:p>
          </table:table-cell>
          <table:table-cell table:formula="of:=[$master.Y25]" office:value-type="string" office:string-value="1-315-123-4567">
            <text:p>1-315-123-4567</text:p>
          </table:table-cell>
          <table:table-cell table:formula="of:=[$master.O25]" office:value-type="string" office:string-value="rsampson@swiftconstructioncompany.net">
            <text:p>rsampson@swiftconstructioncompany.net</text:p>
          </table:table-cell>
          <table:table-cell table:formula="of:=[$master.Q25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1">
          <table:table-cell table:formula="of:=[$master.D26]" office:value-type="string" office:string-value="Malloy">
            <text:p>Malloy</text:p>
          </table:table-cell>
          <table:table-cell table:formula="of:=[$master.C26]" office:value-type="string" office:string-value="Sarah">
            <text:p>Sarah</text:p>
          </table:table-cell>
          <table:table-cell table:formula="of:=[$master.G26]" office:value-type="string" office:string-value="smalloy">
            <text:p>smalloy</text:p>
          </table:table-cell>
          <table:table-cell table:formula="of:=[$master.Y26]" office:value-type="string" office:string-value="1-315-123-4567">
            <text:p>1-315-123-4567</text:p>
          </table:table-cell>
          <table:table-cell table:formula="of:=[$master.O26]" office:value-type="string" office:string-value="smalloy@swiftconstructioncompany.net">
            <text:p>smalloy@swiftconstructioncompany.net</text:p>
          </table:table-cell>
          <table:table-cell table:formula="of:=[$master.Q26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1">
          <table:table-cell table:formula="of:=[$master.D27]" office:value-type="string" office:string-value="Swift">
            <text:p>Swift</text:p>
          </table:table-cell>
          <table:table-cell table:formula="of:=[$master.C27]" office:value-type="string" office:string-value="Tom">
            <text:p>Tom</text:p>
          </table:table-cell>
          <table:table-cell table:formula="of:=[$master.G27]" office:value-type="string" office:string-value="tswift">
            <text:p>tswift</text:p>
          </table:table-cell>
          <table:table-cell table:formula="of:=[$master.Y27]" office:value-type="string" office:string-value="1-315-123-4567">
            <text:p>1-315-123-4567</text:p>
          </table:table-cell>
          <table:table-cell table:formula="of:=[$master.O27]" office:value-type="string" office:string-value="tswift@swiftconstructioncompany.net">
            <text:p>tswift@swiftconstructioncompany.net</text:p>
          </table:table-cell>
          <table:table-cell table:formula="of:=[$master.Q27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1">
          <table:table-cell table:formula="of:=[$master.D28]" office:value-type="string" office:string-value="Damon">
            <text:p>Damon</text:p>
          </table:table-cell>
          <table:table-cell table:formula="of:=[$master.C28]" office:value-type="string" office:string-value="Wakefield">
            <text:p>Wakefield</text:p>
          </table:table-cell>
          <table:table-cell table:formula="of:=[$master.G28]" office:value-type="string" office:string-value="wdamon">
            <text:p>wdamon</text:p>
          </table:table-cell>
          <table:table-cell table:formula="of:=[$master.Y28]" office:value-type="string" office:string-value="1-315-123-4567">
            <text:p>1-315-123-4567</text:p>
          </table:table-cell>
          <table:table-cell table:formula="of:=[$master.O28]" office:value-type="string" office:string-value="wdamon@swiftconstructioncompany.net">
            <text:p>wdamon@swiftconstructioncompany.net</text:p>
          </table:table-cell>
          <table:table-cell table:formula="of:=[$master.Q28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1">
          <table:table-cell table:formula="of:=[$master.D29]" office:value-type="string" office:string-value="Crawford">
            <text:p>Crawford</text:p>
          </table:table-cell>
          <table:table-cell table:formula="of:=[$master.C29]" office:value-type="string" office:string-value="William">
            <text:p>William</text:p>
          </table:table-cell>
          <table:table-cell table:formula="of:=[$master.G29]" office:value-type="string" office:string-value="wcrawford">
            <text:p>wcrawford</text:p>
          </table:table-cell>
          <table:table-cell table:formula="of:=[$master.Y29]" office:value-type="string" office:string-value="1-315-123-4567">
            <text:p>1-315-123-4567</text:p>
          </table:table-cell>
          <table:table-cell table:formula="of:=[$master.O29]" office:value-type="string" office:string-value="wcrawford@swiftconstructioncompany.net">
            <text:p>wcrawford@swiftconstructioncompany.net</text:p>
          </table:table-cell>
          <table:table-cell table:formula="of:=[$master.Q29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  <table:named-expressions/>
      </table:table>
      <table:table table:name="person-ldap" table:style-name="ta2" table:print="false">
        <office:forms form:automatic-focus="false" form:apply-design-mode="false"/>
        <table:table-column table:style-name="co45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6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4" draw:text-style-name="P2" svg:width="1.1413in" svg:height="0.4209in" svg:x="18.7201in" svg:y="0in" draw:caption-point-x="-0.3091in" draw:caption-point-y="0.0043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1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I$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8]; &quot; &quot;;[$master.D8])" office:value-type="string" office:string-value="Barcoe Jenks">
            <text:p>Barcoe Jenks</text:p>
          </table:table-cell>
          <table:table-cell table:formula="of:=[$master.C8]" office:value-type="string" office:string-value="Barcoe">
            <text:p>Barcoe</text:p>
          </table:table-cell>
          <table:table-cell table:formula="of:=[$master.D8]" office:value-type="string" office:string-value="Jenks">
            <text:p>Jenks</text:p>
          </table:table-cell>
          <table:table-cell table:formula="of:=[$master.N8]" office:value-type="string" office:string-value="Electronics Engineer">
            <text:p>Electronics Engineer</text:p>
          </table:table-cell>
          <table:table-cell table:formula="of:=[$master.O8]" office:value-type="string" office:string-value="bjenks@swiftconstructioncompany.net">
            <text:p>bjenks@swiftconstructioncompany.net</text:p>
          </table:table-cell>
          <table:table-cell table:formula="of:=CONCATENATE(&quot;cn=&quot;;[$master.S8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8]" office:value-type="string" office:string-value="bjenks">
            <text:p>bjenks</text:p>
          </table:table-cell>
          <table:table-cell table:formula="of:=[master.I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9]; &quot; &quot;;[$master.D9])" office:value-type="string" office:string-value="Barton Swift">
            <text:p>Barton Swift</text:p>
          </table:table-cell>
          <table:table-cell table:formula="of:=[$master.C9]" office:value-type="string" office:string-value="Barton">
            <text:p>Barton</text:p>
          </table:table-cell>
          <table:table-cell table:formula="of:=[$master.D9]" office:value-type="string" office:string-value="Swift">
            <text:p>Swift</text:p>
          </table:table-cell>
          <table:table-cell table:formula="of:=[$master.N9]" office:value-type="string" office:string-value="President">
            <text:p>President</text:p>
          </table:table-cell>
          <table:table-cell table:formula="of:=[$master.O9]" office:value-type="string" office:string-value="bswift@swiftconstructioncompany.net">
            <text:p>bswift@swiftconstructioncompany.net</text:p>
          </table:table-cell>
          <table:table-cell>
            <office:annotation draw:style-name="gr5" draw:text-style-name="P2" svg:width="1.1413in" svg:height="0.5917in" svg:x="11.7535in" svg:y="0.0772in" draw:caption-point-x="-0.2835in" draw:caption-point-y="0.5933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9]" office:value-type="string" office:string-value="bswift">
            <text:p>bswift</text:p>
          </table:table-cell>
          <table:table-cell table:formula="of:=[master.I9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0]; &quot; &quot;;[$master.D10])" office:value-type="string" office:string-value="Bub Armstrong">
            <text:p>Bub Armstrong</text:p>
          </table:table-cell>
          <table:table-cell table:formula="of:=[$master.C10]" office:value-type="string" office:string-value="Bub">
            <text:p>Bub</text:p>
          </table:table-cell>
          <table:table-cell table:formula="of:=[$master.D10]" office:value-type="string" office:string-value="Armstrong">
            <text:p>Armstrong</text:p>
          </table:table-cell>
          <table:table-cell table:formula="of:=[$master.N10]" office:value-type="string" office:string-value="Mechanical Engineer">
            <text:p>Mechanical Engineer</text:p>
          </table:table-cell>
          <table:table-cell table:formula="of:=[$master.O10]" office:value-type="string" office:string-value="barmstrong@swiftconstructioncompany.net">
            <text:p>barmstrong@swiftconstructioncompany.net</text:p>
          </table:table-cell>
          <table:table-cell table:formula="of:=CONCATENATE(&quot;cn=&quot;;[$master.S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0]" office:value-type="string" office:string-value="barmstrong">
            <text:p>barmstrong</text:p>
          </table:table-cell>
          <table:table-cell table:formula="of:=[master.I1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1]; &quot; &quot;;[$master.D11])" office:value-type="string" office:string-value="Frank Mason">
            <text:p>Frank Mason</text:p>
          </table:table-cell>
          <table:table-cell table:formula="of:=[$master.C11]" office:value-type="string" office:string-value="Frank">
            <text:p>Frank</text:p>
          </table:table-cell>
          <table:table-cell table:formula="of:=[$master.D11]" office:value-type="string" office:string-value="Mason">
            <text:p>Mason</text:p>
          </table:table-cell>
          <table:table-cell table:formula="of:=[$master.N11]" office:value-type="string" office:string-value="Engineering Project Coordinator">
            <text:p>Engineering Project Coordinator</text:p>
          </table:table-cell>
          <table:table-cell table:formula="of:=[$master.O11]" office:value-type="string" office:string-value="fmason@swiftconstructioncompany.net">
            <text:p>fmason@swiftconstructioncompany.net</text:p>
          </table:table-cell>
          <table:table-cell table:formula="of:=CONCATENATE(&quot;cn=&quot;;[$master.S11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1]" office:value-type="string" office:string-value="fmason">
            <text:p>fmason</text:p>
          </table:table-cell>
          <table:table-cell table:formula="of:=[master.I11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2]; &quot; &quot;;[$master.D12])" office:value-type="string" office:string-value="Garret Jackson">
            <text:p>Garret Jackson</text:p>
          </table:table-cell>
          <table:table-cell table:formula="of:=[$master.C12]" office:value-type="string" office:string-value="Garret">
            <text:p>Garret</text:p>
          </table:table-cell>
          <table:table-cell table:formula="of:=[$master.D12]" office:value-type="string" office:string-value="Jackson">
            <text:p>Jackson</text:p>
          </table:table-cell>
          <table:table-cell table:formula="of:=[$master.N12]" office:value-type="string" office:string-value="Production Planner">
            <text:p>Production Planner</text:p>
          </table:table-cell>
          <table:table-cell table:formula="of:=[$master.O12]" office:value-type="string" office:string-value="gjackson@swiftconstructioncompany.net">
            <text:p>gjackson@swiftconstructioncompany.net</text:p>
          </table:table-cell>
          <table:table-cell table:formula="of:=CONCATENATE(&quot;cn=&quot;;[$master.S12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2]" office:value-type="string" office:string-value="gjackson">
            <text:p>gjackson</text:p>
          </table:table-cell>
          <table:table-cell table:formula="of:=[master.I12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3]; &quot; &quot;;[$master.D13])" office:value-type="string" office:string-value="Hank Baldwin">
            <text:p>Hank Baldwin</text:p>
          </table:table-cell>
          <table:table-cell table:formula="of:=[$master.C13]" office:value-type="string" office:string-value="Hank">
            <text:p>Hank</text:p>
          </table:table-cell>
          <table:table-cell table:formula="of:=[$master.D13]" office:value-type="string" office:string-value="Baldwin">
            <text:p>Baldwin</text:p>
          </table:table-cell>
          <table:table-cell table:formula="of:=[$master.N13]" office:value-type="string" office:string-value="Lead Hand">
            <text:p>Lead Hand</text:p>
          </table:table-cell>
          <table:table-cell table:formula="of:=[$master.O13]" office:value-type="string" office:string-value="hbaldwin@swiftconstructioncompany.net">
            <text:p>hbaldwin@swiftconstructioncompany.net</text:p>
          </table:table-cell>
          <table:table-cell table:formula="of:=CONCATENATE(&quot;cn=&quot;;[$master.S13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3]" office:value-type="string" office:string-value="hbaldwin">
            <text:p>hbaldwin</text:p>
          </table:table-cell>
          <table:table-cell table:formula="of:=[master.I13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4]; &quot; &quot;;[$master.D14])" office:value-type="string" office:string-value="Helen Randall">
            <text:p>Helen Randall</text:p>
          </table:table-cell>
          <table:table-cell table:formula="of:=[$master.C14]" office:value-type="string" office:string-value="Helen">
            <text:p>Helen</text:p>
          </table:table-cell>
          <table:table-cell table:formula="of:=[$master.D14]" office:value-type="string" office:string-value="Randall">
            <text:p>Randall</text:p>
          </table:table-cell>
          <table:table-cell table:formula="of:=[$master.N14]" office:value-type="string" office:string-value="AP Clerk">
            <text:p>AP Clerk</text:p>
          </table:table-cell>
          <table:table-cell table:formula="of:=[$master.O14]" office:value-type="string" office:string-value="hrandall@swiftconstructioncompany.net">
            <text:p>hrandall@swiftconstructioncompany.net</text:p>
          </table:table-cell>
          <table:table-cell table:formula="of:=CONCATENATE(&quot;cn=&quot;;[$master.S14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4]" office:value-type="string" office:string-value="hrandall">
            <text:p>hrandall</text:p>
          </table:table-cell>
          <table:table-cell table:formula="of:=[master.I14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5]; &quot; &quot;;[$master.D15])" office:value-type="string" office:string-value="Jacab Wood">
            <text:p>Jacab Wood</text:p>
          </table:table-cell>
          <table:table-cell table:formula="of:=[$master.C15]" office:value-type="string" office:string-value="Jacab">
            <text:p>Jacab</text:p>
          </table:table-cell>
          <table:table-cell table:formula="of:=[$master.D15]" office:value-type="string" office:string-value="Wood">
            <text:p>Wood</text:p>
          </table:table-cell>
          <table:table-cell table:formula="of:=[$master.N15]" office:value-type="string" office:string-value="Sales Agent">
            <text:p>Sales Agent</text:p>
          </table:table-cell>
          <table:table-cell table:formula="of:=[$master.O15]" office:value-type="string" office:string-value="jwood@swiftconstructioncompany.net">
            <text:p>jwood@swiftconstructioncompany.net</text:p>
          </table:table-cell>
          <table:table-cell table:formula="of:=CONCATENATE(&quot;cn=&quot;;[$master.S15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5]" office:value-type="string" office:string-value="jwood">
            <text:p>jwood</text:p>
          </table:table-cell>
          <table:table-cell table:formula="of:=[master.I15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6]; &quot; &quot;;[$master.D16])" office:value-type="string" office:string-value="James Period">
            <text:p>James Period</text:p>
          </table:table-cell>
          <table:table-cell table:formula="of:=[$master.C16]" office:value-type="string" office:string-value="James">
            <text:p>James</text:p>
          </table:table-cell>
          <table:table-cell table:formula="of:=[$master.D16]" office:value-type="string" office:string-value="Period">
            <text:p>Period</text:p>
          </table:table-cell>
          <table:table-cell table:formula="of:=[$master.N16]" office:value-type="string" office:string-value="Director, Sales &amp; Marketing">
            <text:p>Director, Sales &amp; Marketing</text:p>
          </table:table-cell>
          <table:table-cell table:formula="of:=[$master.O16]" office:value-type="string" office:string-value="jperiod@swiftconstructioncompany.net">
            <text:p>jperiod@swiftconstructioncompany.net</text:p>
          </table:table-cell>
          <table:table-cell table:formula="of:=CONCATENATE(&quot;cn=&quot;;[$master.S1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6]" office:value-type="string" office:string-value="jperiod">
            <text:p>jperiod</text:p>
          </table:table-cell>
          <table:table-cell table:formula="of:=[master.I16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7]; &quot; &quot;;[$master.D17])" office:value-type="string" office:string-value="Jennie Haddon">
            <text:p>Jennie Haddon</text:p>
          </table:table-cell>
          <table:table-cell table:formula="of:=[$master.C17]" office:value-type="string" office:string-value="Jennie">
            <text:p>Jennie</text:p>
          </table:table-cell>
          <table:table-cell table:formula="of:=[$master.D17]" office:value-type="string" office:string-value="Haddon">
            <text:p>Haddon</text:p>
          </table:table-cell>
          <table:table-cell table:formula="of:=[$master.N17]" office:value-type="string" office:string-value="Buyer">
            <text:p>Buyer</text:p>
          </table:table-cell>
          <table:table-cell table:formula="of:=[$master.O17]" office:value-type="string" office:string-value="jhaddon@swiftconstructioncompany.net">
            <text:p>jhaddon@swiftconstructioncompany.net</text:p>
          </table:table-cell>
          <table:table-cell table:formula="of:=CONCATENATE(&quot;cn=&quot;;[$master.S17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7]" office:value-type="string" office:string-value="jhaddon">
            <text:p>jhaddon</text:p>
          </table:table-cell>
          <table:table-cell table:formula="of:=[master.I17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8]; &quot; &quot;;[$master.D18])" office:value-type="string" office:string-value="Jennie Morse">
            <text:p>Jennie Morse</text:p>
          </table:table-cell>
          <table:table-cell table:formula="of:=[$master.C18]" office:value-type="string" office:string-value="Jennie">
            <text:p>Jennie</text:p>
          </table:table-cell>
          <table:table-cell table:formula="of:=[$master.D18]" office:value-type="string" office:string-value="Morse">
            <text:p>Morse</text:p>
          </table:table-cell>
          <table:table-cell table:formula="of:=[$master.N18]" office:value-type="string" office:string-value="AR Clerk">
            <text:p>AR Clerk</text:p>
          </table:table-cell>
          <table:table-cell table:formula="of:=[$master.O18]" office:value-type="string" office:string-value="jmorse@swiftconstructioncompany.net">
            <text:p>jmorse@swiftconstructioncompany.net</text:p>
          </table:table-cell>
          <table:table-cell table:formula="of:=CONCATENATE(&quot;cn=&quot;;[$master.S18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8]" office:value-type="string" office:string-value="jmorse">
            <text:p>jmorse</text:p>
          </table:table-cell>
          <table:table-cell table:formula="of:=[master.I1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19]; &quot; &quot;;[$master.D19])" office:value-type="string" office:string-value="John Sharp">
            <text:p>John Sharp</text:p>
          </table:table-cell>
          <table:table-cell table:formula="of:=[$master.C19]" office:value-type="string" office:string-value="John">
            <text:p>John</text:p>
          </table:table-cell>
          <table:table-cell table:formula="of:=[$master.D19]" office:value-type="string" office:string-value="Sharp">
            <text:p>Sharp</text:p>
          </table:table-cell>
          <table:table-cell table:formula="of:=[$master.N19]" office:value-type="string" office:string-value="Director, Prod Mgmt">
            <text:p>Director, Prod Mgmt</text:p>
          </table:table-cell>
          <table:table-cell table:formula="of:=[$master.O19]" office:value-type="string" office:string-value="jsharp@swiftconstructioncompany.net">
            <text:p>jsharp@swiftconstructioncompany.net</text:p>
          </table:table-cell>
          <table:table-cell table:formula="of:=CONCATENATE(&quot;cn=&quot;;[$master.S1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9]" office:value-type="string" office:string-value="jsharp">
            <text:p>jsharp</text:p>
          </table:table-cell>
          <table:table-cell table:formula="of:=[master.I19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0]; &quot; &quot;;[$master.D20])" office:value-type="string" office:string-value="Martha Baggert">
            <text:p>Martha Baggert</text:p>
          </table:table-cell>
          <table:table-cell table:formula="of:=[$master.C20]" office:value-type="string" office:string-value="Martha">
            <text:p>Martha</text:p>
          </table:table-cell>
          <table:table-cell table:formula="of:=[$master.D20]" office:value-type="string" office:string-value="Baggert">
            <text:p>Baggert</text:p>
          </table:table-cell>
          <table:table-cell table:formula="of:=[$master.N20]" office:value-type="string" office:string-value="Director, Human Resources">
            <text:p>Director, Human Resources</text:p>
          </table:table-cell>
          <table:table-cell table:formula="of:=[$master.O20]" office:value-type="string" office:string-value="mbaggert@swiftconstructioncompany.net">
            <text:p>mbaggert@swiftconstructioncompany.net</text:p>
          </table:table-cell>
          <table:table-cell table:formula="of:=CONCATENATE(&quot;cn=&quot;;[$master.S20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0]" office:value-type="string" office:string-value="mbaggert">
            <text:p>mbaggert</text:p>
          </table:table-cell>
          <table:table-cell table:formula="of:=[master.I2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1]; &quot; &quot;;[$master.D21])" office:value-type="string" office:string-value="Mary Nestor">
            <text:p>Mary Nestor</text:p>
          </table:table-cell>
          <table:table-cell table:formula="of:=[$master.C21]" office:value-type="string" office:string-value="Mary">
            <text:p>Mary</text:p>
          </table:table-cell>
          <table:table-cell table:formula="of:=[$master.D21]" office:value-type="string" office:string-value="Nestor">
            <text:p>Nestor</text:p>
          </table:table-cell>
          <table:table-cell table:formula="of:=[$master.N21]" office:value-type="string" office:string-value="Director, MIS-IT">
            <text:p>Director, MIS-IT</text:p>
          </table:table-cell>
          <table:table-cell table:formula="of:=[$master.O21]" office:value-type="string" office:string-value="mnestor@swiftconstructioncompany.net">
            <text:p>mnestor@swiftconstructioncompany.net</text:p>
          </table:table-cell>
          <table:table-cell table:formula="of:=CONCATENATE(&quot;cn=&quot;;[$master.S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1]" office:value-type="string" office:string-value="mnestor">
            <text:p>mnestor</text:p>
          </table:table-cell>
          <table:table-cell table:formula="of:=[master.I21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2]; &quot; &quot;;[$master.D22])" office:value-type="string" office:string-value="Minnie Blair">
            <text:p>Minnie Blair</text:p>
          </table:table-cell>
          <table:table-cell table:formula="of:=[$master.C22]" office:value-type="string" office:string-value="Minnie">
            <text:p>Minnie</text:p>
          </table:table-cell>
          <table:table-cell table:formula="of:=[$master.D22]" office:value-type="string" office:string-value="Blair">
            <text:p>Blair</text:p>
          </table:table-cell>
          <table:table-cell table:formula="of:=[$master.N22]" office:value-type="string" office:string-value="Software Engineer">
            <text:p>Software Engineer</text:p>
          </table:table-cell>
          <table:table-cell table:formula="of:=[$master.O22]" office:value-type="string" office:string-value="mblair@swiftconstructioncompany.net">
            <text:p>mblair@swiftconstructioncompany.net</text:p>
          </table:table-cell>
          <table:table-cell table:formula="of:=CONCATENATE(&quot;cn=&quot;;[$master.S2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2]" office:value-type="string" office:string-value="mblair">
            <text:p>mblair</text:p>
          </table:table-cell>
          <table:table-cell table:formula="of:=[master.I22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3]; &quot; &quot;;[$master.D23])" office:value-type="string" office:string-value="Miquel DeLazes">
            <text:p>Miquel DeLazes</text:p>
          </table:table-cell>
          <table:table-cell table:formula="of:=[$master.C23]" office:value-type="string" office:string-value="Miquel">
            <text:p>Miquel</text:p>
          </table:table-cell>
          <table:table-cell table:formula="of:=[$master.D23]" office:value-type="string" office:string-value="DeLazes">
            <text:p>DeLazes</text:p>
          </table:table-cell>
          <table:table-cell table:formula="of:=[$master.N23]" office:value-type="string" office:string-value="Director, Manufacturing">
            <text:p>Director, Manufacturing</text:p>
          </table:table-cell>
          <table:table-cell table:formula="of:=[$master.O23]" office:value-type="string" office:string-value="mdelazes@swiftconstructioncompany.net">
            <text:p>mdelazes@swiftconstructioncompany.net</text:p>
          </table:table-cell>
          <table:table-cell table:formula="of:=CONCATENATE(&quot;cn=&quot;;[$master.S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3]" office:value-type="string" office:string-value="mdelazes">
            <text:p>mdelazes</text:p>
          </table:table-cell>
          <table:table-cell table:formula="of:=[master.I23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4]; &quot; &quot;;[$master.D24])" office:value-type="string" office:string-value="Ned Newton">
            <text:p>Ned Newton</text:p>
          </table:table-cell>
          <table:table-cell table:formula="of:=[$master.C24]" office:value-type="string" office:string-value="Ned">
            <text:p>Ned</text:p>
          </table:table-cell>
          <table:table-cell table:formula="of:=[$master.D24]" office:value-type="string" office:string-value="Newton">
            <text:p>Newton</text:p>
          </table:table-cell>
          <table:table-cell table:formula="of:=[$master.N24]" office:value-type="string" office:string-value="Chief Financial Officer">
            <text:p>Chief Financial Officer</text:p>
          </table:table-cell>
          <table:table-cell table:formula="of:=[$master.O24]" office:value-type="string" office:string-value="nnewton@swiftconstructioncompany.net">
            <text:p>nnewton@swiftconstructioncompany.net</text:p>
          </table:table-cell>
          <table:table-cell table:formula="of:=CONCATENATE(&quot;cn=&quot;;[$master.S2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4]" office:value-type="string" office:string-value="nnewton">
            <text:p>nnewton</text:p>
          </table:table-cell>
          <table:table-cell table:formula="of:=[master.I24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5]; &quot; &quot;;[$master.D25])" office:value-type="string" office:string-value="Rad Sampson">
            <text:p>Rad Sampson</text:p>
          </table:table-cell>
          <table:table-cell table:formula="of:=[$master.C25]" office:value-type="string" office:string-value="Rad">
            <text:p>Rad</text:p>
          </table:table-cell>
          <table:table-cell table:formula="of:=[$master.D25]" office:value-type="string" office:string-value="Sampson">
            <text:p>Sampson</text:p>
          </table:table-cell>
          <table:table-cell table:formula="of:=[$master.N25]" office:value-type="string" office:string-value="Director, Quality">
            <text:p>Director, Quality</text:p>
          </table:table-cell>
          <table:table-cell table:formula="of:=[$master.O25]" office:value-type="string" office:string-value="rsampson@swiftconstructioncompany.net">
            <text:p>rsampson@swiftconstructioncompany.net</text:p>
          </table:table-cell>
          <table:table-cell table:formula="of:=CONCATENATE(&quot;cn=&quot;;[$master.S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5]" office:value-type="string" office:string-value="rsampson">
            <text:p>rsampson</text:p>
          </table:table-cell>
          <table:table-cell table:formula="of:=[master.I25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6]; &quot; &quot;;[$master.D26])" office:value-type="string" office:string-value="Sarah Malloy">
            <text:p>Sarah Malloy</text:p>
          </table:table-cell>
          <table:table-cell table:formula="of:=[$master.C26]" office:value-type="string" office:string-value="Sarah">
            <text:p>Sarah</text:p>
          </table:table-cell>
          <table:table-cell table:formula="of:=[$master.D26]" office:value-type="string" office:string-value="Malloy">
            <text:p>Malloy</text:p>
          </table:table-cell>
          <table:table-cell table:formula="of:=[$master.N26]" office:value-type="string" office:string-value="Receiver">
            <text:p>Receiver</text:p>
          </table:table-cell>
          <table:table-cell table:formula="of:=[$master.O26]" office:value-type="string" office:string-value="smalloy@swiftconstructioncompany.net">
            <text:p>smalloy@swiftconstructioncompany.net</text:p>
          </table:table-cell>
          <table:table-cell table:formula="of:=CONCATENATE(&quot;cn=&quot;;[$master.S26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6]" office:value-type="string" office:string-value="smalloy">
            <text:p>smalloy</text:p>
          </table:table-cell>
          <table:table-cell table:formula="of:=[master.I26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7]; &quot; &quot;;[$master.D27])" office:value-type="string" office:string-value="Tom Swift">
            <text:p>Tom Swift</text:p>
          </table:table-cell>
          <table:table-cell table:formula="of:=[$master.C27]" office:value-type="string" office:string-value="Tom">
            <text:p>Tom</text:p>
          </table:table-cell>
          <table:table-cell table:formula="of:=[$master.D27]" office:value-type="string" office:string-value="Swift">
            <text:p>Swift</text:p>
          </table:table-cell>
          <table:table-cell table:formula="of:=[$master.N27]" office:value-type="string" office:string-value="Director, Engineering">
            <text:p>Director, Engineering</text:p>
          </table:table-cell>
          <table:table-cell table:formula="of:=[$master.O27]" office:value-type="string" office:string-value="tswift@swiftconstructioncompany.net">
            <text:p>tswift@swiftconstructioncompany.net</text:p>
          </table:table-cell>
          <table:table-cell table:formula="of:=CONCATENATE(&quot;cn=&quot;;[$master.S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7]" office:value-type="string" office:string-value="tswift">
            <text:p>tswift</text:p>
          </table:table-cell>
          <table:table-cell table:formula="of:=[master.I27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8]; &quot; &quot;;[$master.D28])" office:value-type="string" office:string-value="Wakefield Damon">
            <text:p>Wakefield Damon</text:p>
          </table:table-cell>
          <table:table-cell table:formula="of:=[$master.C28]" office:value-type="string" office:string-value="Wakefield">
            <text:p>Wakefield</text:p>
          </table:table-cell>
          <table:table-cell table:formula="of:=[$master.D28]" office:value-type="string" office:string-value="Damon">
            <text:p>Damon</text:p>
          </table:table-cell>
          <table:table-cell table:formula="of:=[$master.N28]" office:value-type="string" office:string-value="Technical Writer">
            <text:p>Technical Writer</text:p>
          </table:table-cell>
          <table:table-cell table:formula="of:=[$master.O28]" office:value-type="string" office:string-value="wdamon@swiftconstructioncompany.net">
            <text:p>wdamon@swiftconstructioncompany.net</text:p>
          </table:table-cell>
          <table:table-cell table:formula="of:=CONCATENATE(&quot;cn=&quot;;[$master.S28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8]" office:value-type="string" office:string-value="wdamon">
            <text:p>wdamon</text:p>
          </table:table-cell>
          <table:table-cell table:formula="of:=[master.I2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29]; &quot; &quot;;[$master.D29])" office:value-type="string" office:string-value="William Crawford">
            <text:p>William Crawford</text:p>
          </table:table-cell>
          <table:table-cell table:formula="of:=[$master.C29]" office:value-type="string" office:string-value="William">
            <text:p>William</text:p>
          </table:table-cell>
          <table:table-cell table:formula="of:=[$master.D29]" office:value-type="string" office:string-value="Crawford">
            <text:p>Crawford</text:p>
          </table:table-cell>
          <table:table-cell table:formula="of:=[$master.N29]" office:value-type="string" office:string-value="Director, Legal">
            <text:p>Director, Legal</text:p>
          </table:table-cell>
          <table:table-cell table:formula="of:=[$master.O29]" office:value-type="string" office:string-value="wcrawford@swiftconstructioncompany.net">
            <text:p>wcrawford@swiftconstructioncompany.net</text:p>
          </table:table-cell>
          <table:table-cell table:formula="of:=CONCATENATE(&quot;cn=&quot;;[$master.S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9]" office:value-type="string" office:string-value="wcrawford">
            <text:p>wcrawford</text:p>
          </table:table-cell>
          <table:table-cell table:formula="of:=[master.I29]" office:value-type="string" office:string-value="{SSHA}cAvUmw90CDKPDmPlym92Ym/GGDEdgvWU">
            <text:p>{SSHA}cAvUmw90CDKPDmPlym92Ym/GGDEdgvWU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  <table:named-expressions/>
      </table:table>
      <table:table table:name="README" table:style-name="ta2" table:print="false">
        <office:forms form:automatic-focus="false" form:apply-design-mode="false"/>
        <table:table-column table:style-name="co30" table:number-columns-repeated="2" table:default-cell-style-name="Default"/>
        <table:table-row table:style-name="ro1">
          <table:table-cell office:value-type="string">
            <text:p>Edit “master” spreadsheet as needed, “master” contains all data related to users</text:p>
          </table:table-cell>
          <table:table-cell/>
        </table:table-row>
        <table:table-row table:style-name="ro1">
          <table:table-cell/>
          <table:table-cell office:value-type="string">
            <text:p>Data related to a specific component only goes in the component spreadsheet.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31" office:value-type="string">
            <text:p>Sys-fbsd (system users - FreeBSD system)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31" office:value-type="string">
            <text:p>lda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  <table:database-ranges>
        <table:database-range table:target-range-address="'person-maestro-profile'.A2:'person-maestro-profile'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4/01/2015</text:date>, <text:time>00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1T23:22:39.39</dc:date>
    <meta:editing-cycles>46</meta:editing-cycles>
    <meta:editing-duration>PT9H4M6S</meta:editing-duration>
    <meta:generator>OpenOffice/4.1.1$Win32 OpenOffice.org_project/411m6$Build-9775</meta:generator>
    <dc:creator>Dale Scott</dc:creator>
    <meta:document-statistic meta:table-count="8" meta:cell-count="1797" meta:object-count="0"/>
  </office:meta>
</office:document-meta>
</file>